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Table1" style:family="table">
      <style:table-properties style:width="14.436cm" fo:margin-left="0.035cm" fo:margin-right="1.803cm" table:align="margins" style:writing-mode="lr-tb"/>
    </style:style>
    <style:style style:name="Table1.A" style:family="table-column">
      <style:table-column-properties style:column-width="3.325cm" style:rel-column-width="1980*"/>
    </style:style>
    <style:style style:name="Table1.B" style:family="table-column">
      <style:table-column-properties style:column-width="2.217cm" style:rel-column-width="1320*"/>
    </style:style>
    <style:style style:name="Table1.C" style:family="table-column">
      <style:table-column-properties style:column-width="5.241cm" style:rel-column-width="3120*"/>
    </style:style>
    <style:style style:name="Table1.D" style:family="table-column">
      <style:table-column-properties style:column-width="3.653cm" style:rel-column-width="217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3366ff" fo:padding-left="0.191cm" fo:padding-right="0.191cm" fo:padding-top="0cm" fo:padding-bottom="0cm" fo:border-left="0.035cm solid #0000ff" fo:border-right="none" fo:border-top="0.035cm solid #0000ff" fo:border-bottom="0.035cm solid #0000ff" style:writing-mode="lr-tb">
        <style:background-image/>
      </style:table-cell-properties>
    </style:style>
    <style:style style:name="Table1.D1" style:family="table-cell">
      <style:table-cell-properties style:vertical-align="top" fo:background-color="#3366ff" fo:padding-left="0.191cm" fo:padding-right="0.191cm" fo:padding-top="0cm" fo:padding-bottom="0cm" fo:border="0.035cm solid #0000ff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ff" fo:border-right="none" fo:border-top="0.035cm solid #0000ff" fo:border-bottom="0.035cm solid #0000ff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035cm solid #0000ff" style:writing-mode="lr-tb"/>
    </style:style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style:language-asian="zh" style:country-asian="CN" style:font-weight-asian="bold" style:font-weight-complex="bold"/>
    </style:style>
    <style:style style:name="P4" style:family="paragraph" style:parent-style-name="Text_20_body" style:list-style-name="L1">
      <style:paragraph-properties fo:margin-left="0cm" fo:margin-right="0cm" fo:margin-top="0cm" fo:margin-bottom="0.499cm" fo:text-indent="0cm" style:auto-text-indent="false"/>
      <style:text-properties fo:color="#000000" style:font-name="Times New Roman" fo:font-size="16pt" fo:font-weight="normal" style:font-name-asian="Times New Roman" style:font-size-asian="16pt" style:font-weight-asian="normal" style:font-name-complex="Arial" style:font-size-complex="16pt" style:font-weight-complex="normal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Courier New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6" style:family="paragraph" style:parent-style-name="Text_20_body">
      <style:paragraph-properties fo:margin-left="0.79cm" fo:margin-right="0cm" fo:margin-top="0cm" fo:margin-bottom="0cm" fo:text-indent="0cm" style:auto-text-indent="true"/>
      <style:text-properties fo:color="#000000" style:font-name="Times New Roman" fo:font-size="12pt" fo:font-weight="normal" style:font-name-asian="Times New Roman" style:font-size-asian="12pt" style:font-weight-asian="normal" style:font-name-complex="Arial" style:font-size-complex="12pt" style:font-weight-complex="normal"/>
    </style:style>
    <style:style style:name="P7" style:family="paragraph" style:parent-style-name="Text_20_body">
      <style:paragraph-properties fo:margin-left="0.79cm" fo:margin-right="0cm" fo:margin-top="0cm" fo:margin-bottom="0.499cm" fo:text-indent="0cm" style:auto-text-indent="true"/>
      <style:text-properties style:font-name="Times New Roman"/>
    </style:style>
    <style:style style:name="P8" style:family="paragraph" style:parent-style-name="Text_20_body" style:list-style-name="L1">
      <style:paragraph-properties fo:margin-left="0.79cm" fo:margin-right="0cm" fo:margin-top="0cm" fo:margin-bottom="0.499cm" fo:text-indent="0cm" style:auto-text-indent="true"/>
      <style:text-properties fo:color="#000000" style:font-name="Times New Roman" fo:font-size="12pt" fo:font-weight="normal" style:font-name-asian="Times New Roman" style:font-size-asian="12pt" style:font-weight-asian="normal" style:font-name-complex="Arial" style:font-size-complex="12pt" style:font-weight-complex="normal"/>
    </style:style>
    <style:style style:name="P9" style:family="paragraph" style:parent-style-name="Text_20_body" style:list-style-name="L3">
      <style:paragraph-properties fo:margin-left="0cm" fo:margin-right="0cm" fo:margin-top="0cm" fo:margin-bottom="0cm" fo:text-indent="0cm" style:auto-text-indent="true">
        <style:tab-stops>
          <style:tab-stop style:position="0.82cm"/>
        </style:tab-stops>
      </style:paragraph-properties>
      <style:text-properties fo:color="#000000" style:font-name="Times New Roman" fo:font-size="12pt" fo:font-weight="normal" style:font-name-asian="Times New Roman" style:font-size-asian="12pt" style:language-asian="zh" style:country-asian="CN" style:font-weight-asian="normal" style:font-name-complex="Arial" style:font-size-complex="12pt" style:font-weight-complex="normal"/>
    </style:style>
    <style:style style:name="P10" style:family="paragraph" style:parent-style-name="Text_20_body">
      <style:paragraph-properties fo:margin-left="0.529cm" fo:margin-right="0cm" fo:text-indent="0cm" style:auto-text-indent="false"/>
    </style:style>
    <style:style style:name="P11" style:family="paragraph" style:parent-style-name="Text_20_body" style:list-style-name="L2">
      <style:paragraph-properties fo:margin-left="0.026cm" fo:margin-right="0cm" fo:margin-top="0cm" fo:margin-bottom="0cm" fo:text-indent="0cm" style:auto-text-indent="true">
        <style:tab-stops>
          <style:tab-stop style:position="0.82cm"/>
        </style:tab-stops>
      </style:paragraph-properties>
      <style:text-properties fo:color="#000000" style:font-name="Times New Roman" fo:font-size="16pt" fo:font-weight="normal" style:font-name-asian="Times New Roman" style:font-size-asian="16pt" style:language-asian="zh" style:country-asian="CN" style:font-weight-asian="normal" style:font-name-complex="Arial" style:font-size-complex="16pt" style:font-weight-complex="normal"/>
    </style:style>
    <style:style style:name="P12" style:family="paragraph" style:parent-style-name="Text_20_body">
      <style:paragraph-properties fo:margin-left="0.503cm" fo:margin-right="0cm" fo:text-indent="0cm" style:auto-text-indent="false"/>
    </style:style>
    <style:style style:name="P13" style:family="paragraph" style:parent-style-name="Text_20_body">
      <style:paragraph-properties fo:margin-left="0.503cm" fo:margin-right="0cm" fo:text-indent="0cm" style:auto-text-indent="false"/>
      <style:text-properties fo:font-size="12pt" style:font-size-asian="12pt" style:font-size-complex="12pt"/>
    </style:style>
    <style:style style:name="P14" style:family="paragraph" style:parent-style-name="Text_20_body">
      <style:paragraph-properties fo:margin-left="0.953cm" fo:margin-right="0cm" fo:text-indent="0cm" style:auto-text-indent="false"/>
    </style:style>
    <style:style style:name="P15" style:family="paragraph" style:parent-style-name="Text_20_body">
      <style:paragraph-properties fo:margin-left="0.953cm" fo:margin-right="0cm" fo:text-indent="0cm" style:auto-text-indent="false"/>
      <style:text-properties fo:font-size="12pt" style:font-size-asian="12pt" style:font-size-complex="12pt"/>
    </style:style>
    <style:style style:name="P16" style:family="paragraph" style:parent-style-name="Text_20_body">
      <style:paragraph-properties fo:margin-left="0.926cm" fo:margin-right="0cm" fo:text-indent="0cm" style:auto-text-indent="false"/>
      <style:text-properties fo:font-size="12pt" style:font-size-asian="12pt" style:font-size-complex="12pt"/>
    </style:style>
    <style:style style:name="P17" style:family="paragraph" style:parent-style-name="Text_20_body">
      <style:paragraph-properties fo:margin-left="1.005cm" fo:margin-right="0cm" fo:text-indent="0cm" style:auto-text-indent="false"/>
    </style:style>
    <style:style style:name="P18" style:family="paragraph" style:parent-style-name="Text_20_body">
      <style:paragraph-properties fo:margin-left="1.005cm" fo:margin-right="0cm" fo:text-indent="0cm" style:auto-text-indent="false"/>
      <style:text-properties style:font-name="Courier New" fo:font-size="12pt" style:font-name-asian="Courier New" style:font-size-asian="12pt" style:font-name-complex="Courier New" style:font-size-complex="12pt"/>
    </style:style>
    <style:style style:name="P19" style:family="paragraph" style:parent-style-name="Text_20_body">
      <style:paragraph-properties fo:margin-left="0cm" fo:margin-right="0cm" fo:text-indent="0.45cm" style:auto-text-indent="false"/>
    </style:style>
    <style:style style:name="P20" style:family="paragraph" style:parent-style-name="Text_20_body">
      <style:paragraph-properties fo:margin-left="0.45cm" fo:margin-right="0cm" fo:text-indent="0cm" style:auto-text-indent="false">
        <style:tab-stops>
          <style:tab-stop style:position="0.556cm"/>
        </style:tab-stops>
      </style:paragraph-properties>
    </style:style>
    <style:style style:name="P21" style:family="paragraph" style:parent-style-name="Text_20_body">
      <style:paragraph-properties fo:margin-left="0.45cm" fo:margin-right="0cm" fo:text-indent="0cm" style:auto-text-indent="false">
        <style:tab-stops>
          <style:tab-stop style:position="0.556cm"/>
        </style:tab-stops>
      </style:paragraph-properties>
      <style:text-properties style:language-asian="zh" style:country-asian="CN"/>
    </style:style>
    <style:style style:name="P22" style:family="paragraph" style:parent-style-name="Text_20_body">
      <style:paragraph-properties fo:margin-left="0.476cm" fo:margin-right="0cm" fo:text-indent="0cm" style:auto-text-indent="false"/>
    </style:style>
    <style:style style:name="P23" style:family="paragraph" style:parent-style-name="Text_20_body" style:list-style-name="L6">
      <style:paragraph-properties fo:margin-left="0.476cm" fo:margin-right="0cm" fo:text-indent="0cm" style:auto-text-indent="false"/>
      <style:text-properties style:font-name="Courier New" fo:font-size="12pt" style:font-name-asian="Courier New" style:font-size-asian="12pt" style:font-name-complex="Courier New" style:font-size-complex="12pt"/>
    </style:style>
    <style:style style:name="P24" style:family="paragraph" style:parent-style-name="Standard">
      <style:text-properties fo:color="#3366ff" style:font-name="Times New Roman" fo:font-size="20pt" style:font-name-asian="Times New Roman" style:font-size-asian="20pt" style:font-name-complex="Arial" style:font-size-complex="20pt"/>
    </style:style>
    <style:style style:name="P25" style:family="paragraph" style:parent-style-name="Standard">
      <style:text-properties fo:color="#3366ff" style:font-name="Times New Roman" fo:font-size="18pt" fo:language="none" fo:country="none" style:font-name-asian="Times New Roman" style:font-size-asian="18pt" style:language-asian="none" style:country-asian="none" style:font-name-complex="Arial" style:font-size-complex="18pt"/>
    </style:style>
    <style:style style:name="P26" style:family="paragraph" style:parent-style-name="Standard">
      <style:text-properties style:font-name="Times New Roman" fo:font-size="12pt" style:font-name-asian="Times New Roman" style:font-size-asian="12pt" style:font-name-complex="Arial" style:font-size-complex="12pt"/>
    </style:style>
    <style:style style:name="P27" style:family="paragraph" style:parent-style-name="Standard">
      <style:paragraph-properties style:snap-to-layout-grid="false"/>
      <style:text-properties style:font-name="Times New Roman" fo:font-size="12pt" style:font-name-asian="Times New Roman" style:font-size-asian="12pt" style:font-name-complex="Arial"/>
    </style:style>
    <style:style style:name="P28" style:family="paragraph" style:parent-style-name="Standard">
      <style:text-properties style:font-name="Times New Roman" fo:font-size="12pt" style:font-name-asian="Times New Roman" style:font-size-asian="12pt" style:language-asian="zh" style:country-asian="CN" style:font-name-complex="Arial" style:font-size-complex="12pt"/>
    </style:style>
    <style:style style:name="P29" style:family="paragraph" style:parent-style-name="Standard">
      <style:text-properties style:font-name="Times New Roman" fo:font-size="12pt" style:font-name-asian="Times New Roman" style:font-size-asian="12pt" style:font-size-complex="12pt"/>
    </style:style>
    <style:style style:name="P30" style:family="paragraph" style:parent-style-name="Standard">
      <style:paragraph-properties style:snap-to-layout-grid="false"/>
      <style:text-properties style:font-name="Times New Roman" fo:font-size="12pt" fo:font-weight="bold" style:font-name-asian="Times New Roman" style:font-size-asian="12pt" style:font-weight-asian="bold" style:font-name-complex="Arial" style:font-weight-complex="bold"/>
    </style:style>
    <style:style style:name="P31" style:family="paragraph" style:parent-style-name="Standard">
      <style:text-properties style:font-name="Times New Roman" style:font-name-asian="Times New Roman" style:font-name-complex="Arial"/>
    </style:style>
    <style:style style:name="P32" style:family="paragraph" style:parent-style-name="Standard">
      <style:text-properties style:font-name="Times New Roman" style:font-name-asian="Times New Roman" style:font-name-complex="Arial" style:font-size-complex="10pt"/>
    </style:style>
    <style:style style:name="P33" style:family="paragraph" style:parent-style-name="Standard">
      <style:text-properties style:font-name="Times New Roman" style:font-name-asian="Times New Roman" style:language-asian="zh" style:country-asian="CN" style:font-name-complex="Arial"/>
    </style:style>
    <style:style style:name="P34" style:family="paragraph" style:parent-style-name="Standard">
      <style:paragraph-properties style:snap-to-layout-grid="false"/>
      <style:text-properties style:font-name="Times New Roman" fo:font-size="10pt" style:font-name-asian="Times New Roman" style:font-size-asian="10pt" style:language-asian="zh" style:country-asian="CN" style:font-name-complex="Arial" style:font-size-complex="10pt"/>
    </style:style>
    <style:style style:name="P35" style:family="paragraph" style:parent-style-name="Standard">
      <style:paragraph-properties style:snap-to-layout-grid="false"/>
      <style:text-properties style:font-name="Times New Roman" fo:font-size="10pt" style:font-name-asian="Times New Roman" style:font-size-asian="10pt" style:font-name-complex="Arial" style:font-size-complex="10pt"/>
    </style:style>
    <style:style style:name="P36" style:family="paragraph" style:parent-style-name="Standard">
      <style:paragraph-properties style:snap-to-layout-grid="false"/>
      <style:text-properties style:font-name="Times New Roman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P37" style:family="paragraph" style:parent-style-name="Standard">
      <style:paragraph-properties style:snap-to-layout-grid="false"/>
      <style:text-properties fo:color="#ffffff" style:font-name="Times New Roman" fo:font-weight="bold" style:font-name-asian="Times New Roman" style:font-weight-asian="bold" style:font-name-complex="Arial" style:font-size-complex="10pt" style:font-weight-complex="bold"/>
    </style:style>
    <style:style style:name="P38" style:family="paragraph" style:parent-style-name="Standard">
      <style:paragraph-properties style:snap-to-layout-grid="false"/>
    </style:style>
    <style:style style:name="P39" style:family="paragraph" style:parent-style-name="Standard"/>
    <style:style style:name="P40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41" style:family="paragraph" style:parent-style-name="Standard">
      <style:text-properties style:language-asian="zh" style:country-asian="CN"/>
    </style:style>
    <style:style style:name="P42" style:family="paragraph" style:parent-style-name="Standard">
      <style:text-properties fo:color="#000000" style:font-name="Times New Roman" fo:font-size="12pt" style:font-name-asian="Times New Roman" style:font-size-asian="12pt" style:font-name-complex="Arial" style:font-size-complex="12pt"/>
    </style:style>
    <style:style style:name="P43" style:family="paragraph" style:parent-style-name="Standard" style:list-style-name="L1">
      <style:text-properties fo:color="#000000" style:font-name="Times New Roman" fo:font-size="12pt" style:font-name-asian="Times New Roman" style:font-size-asian="12pt" style:font-name-complex="Arial" style:font-size-complex="12pt"/>
    </style:style>
    <style:style style:name="P44" style:family="paragraph" style:parent-style-name="Standard" style:master-page-name="Standard">
      <style:paragraph-properties style:page-number="auto"/>
      <style:text-properties style:font-name="Times New Roman" style:font-name-asian="Times New Roman" style:language-asian="zh" style:country-asian="CN" style:font-name-complex="Arial" style:font-size-complex="10pt"/>
    </style:style>
    <style:style style:name="P45" style:family="paragraph" style:parent-style-name="Standard">
      <style:paragraph-properties fo:break-before="page"/>
      <style:text-properties style:font-name="Times New Roman" fo:font-size="14pt" fo:font-weight="bold" style:font-name-asian="Times New Roman" style:font-size-asian="14pt" style:font-weight-asian="bold" style:font-name-complex="Arial" style:font-size-complex="14pt"/>
    </style:style>
    <style:style style:name="P46" style:family="paragraph" style:parent-style-name="Standard">
      <style:paragraph-properties fo:break-before="page"/>
      <style:text-properties style:font-name="Times New Roman" fo:font-size="12pt" style:font-name-asian="Times New Roman" style:font-size-asian="12pt" style:font-name-complex="Arial"/>
    </style:style>
    <style:style style:name="P47" style:family="paragraph" style:parent-style-name="Standard">
      <style:paragraph-properties fo:margin-left="0.762cm" fo:margin-right="0cm" fo:text-indent="-0.762cm" style:auto-text-indent="false"/>
    </style:style>
    <style:style style:name="P48" style:family="paragraph" style:parent-style-name="Standard">
      <style:paragraph-properties fo:margin-left="0.762cm" fo:margin-right="0cm" fo:text-indent="-0.762cm" style:auto-text-indent="false"/>
      <style:text-properties style:font-name="Times New Roman" style:font-name-asian="Times New Roman"/>
    </style:style>
    <style:style style:name="P49" style:family="paragraph" style:parent-style-name="Standard">
      <style:paragraph-properties fo:margin-left="0.762cm" fo:margin-right="0cm" fo:text-indent="-0.762cm" style:auto-text-indent="false"/>
      <style:text-properties style:font-name="Times New Roman" fo:font-size="12pt" style:font-name-asian="Times New Roman" style:font-size-asian="12pt" style:language-asian="zh" style:country-asian="CN" style:font-name-complex="Arial" style:font-size-complex="12pt"/>
    </style:style>
    <style:style style:name="P50" style:family="paragraph" style:parent-style-name="Standard">
      <style:paragraph-properties fo:margin-left="0.762cm" fo:margin-right="0cm" fo:text-indent="-0.762cm" style:auto-text-indent="false"/>
      <style:text-properties style:font-name="Times New Roman" fo:font-size="12pt" style:font-name-asian="Times New Roman" style:font-size-asian="12pt" style:font-size-complex="12pt"/>
    </style:style>
    <style:style style:name="P51" style:family="paragraph" style:parent-style-name="Standard" style:list-style-name="L1">
      <style:paragraph-properties fo:margin-top="0cm" fo:margin-bottom="0.499cm"/>
      <style:text-properties fo:color="#000000" style:font-name="Times New Roman" fo:font-size="16pt" style:font-name-asian="Times New Roman" style:font-size-asian="16pt" style:font-name-complex="Arial" style:font-size-complex="16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54" style:family="paragraph" style:parent-style-name="Standard" style:list-style-name="L7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55" style:family="paragraph" style:parent-style-name="Standard" style:list-style-name="L8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fo:background-color="#e6ff00" style:font-name-asian="Courier New" style:font-size-asian="10pt" style:font-name-complex="Courier New" style:font-size-complex="10pt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2pt" style:font-name-asian="Courier New" style:font-size-asian="12pt" style:font-name-complex="Courier New" style:font-size-complex="12pt"/>
    </style:style>
    <style:style style:name="P58" style:family="paragraph" style:parent-style-name="Standard" style:list-style-name="L4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6pt" style:font-name-asian="Courier New" style:font-size-asian="16pt" style:font-name-complex="Courier New" style:font-size-complex="16pt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6pt" style:font-name-asian="Courier New" style:font-size-asian="16pt" style:font-name-complex="Courier New" style:font-size-complex="16pt"/>
    </style:style>
    <style:style style:name="P60" style:family="paragraph" style:parent-style-name="Standard" style:list-style-name="L7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6pt" style:font-name-asian="Courier New" style:font-size-asian="16pt" style:font-name-complex="Courier New" style:font-size-complex="16p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urier New" fo:font-size="10pt" style:font-name-asian="Courier New" style:font-size-asian="10pt" style:font-name-complex="Courier New" style:font-size-complex="10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urier New" fo:font-size="10pt" style:font-name-asian="Courier New" style:font-size-asian="10pt" style:font-name-complex="Courier New" style:font-size-complex="10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color="#646464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background-color="#e6ff00" style:font-name-asian="Courier New" style:font-size-asian="10pt" style:font-name-complex="Courier New" style:font-size-complex="10pt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urier New" fo:font-size="10pt" style:font-name-asian="Courier New" style:font-size-asian="10pt" style:font-name-complex="Courier New" style:font-size-complex="10pt"/>
    </style:style>
    <style:style style:name="P67" style:family="paragraph" style:parent-style-name="Standard">
      <style:paragraph-properties fo:margin-left="0cm" fo:margin-right="0cm" fo:margin-top="0cm" fo:margin-bottom="0.499cm" fo:text-align="start" style:justify-single-word="false" fo:text-indent="0cm" style:auto-text-indent="false" style:text-autospace="none"/>
      <style:text-properties style:font-name="Courier New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68" style:family="paragraph" style:parent-style-name="Standard" style:list-style-name="L5">
      <style:paragraph-properties fo:margin-left="0cm" fo:margin-right="0cm" fo:margin-top="0cm" fo:margin-bottom="0.499cm" fo:text-align="start" style:justify-single-word="false" fo:text-indent="0cm" style:auto-text-indent="false" style:text-autospace="none"/>
      <style:text-properties style:font-name="Courier New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69" style:family="paragraph" style:parent-style-name="Standard">
      <style:paragraph-properties fo:margin-left="0cm" fo:margin-right="0cm" fo:margin-top="0cm" fo:margin-bottom="0.499cm" fo:text-align="start" style:justify-single-word="false" fo:text-indent="0cm" style:auto-text-indent="false" style:text-autospace="none"/>
      <style:text-properties style:font-name="Courier New" fo:font-size="12pt" fo:background-color="#e6ff00" style:font-name-asian="Courier New" style:font-size-asian="12pt" style:font-name-complex="Courier New" style:font-size-complex="12pt"/>
    </style:style>
    <style:style style:name="P70" style:family="paragraph" style:parent-style-name="Standard">
      <style:paragraph-properties fo:margin-left="0cm" fo:margin-right="0cm" fo:margin-top="0cm" fo:margin-bottom="0cm" fo:text-indent="0cm" style:auto-text-indent="true">
        <style:tab-stops>
          <style:tab-stop style:position="0.82cm"/>
        </style:tab-stops>
      </style:paragraph-properties>
      <style:text-properties fo:color="#000000" style:font-name="Courier New" fo:font-size="10pt" fo:font-weight="normal" style:font-name-asian="Courier New" style:font-size-asian="10pt" style:language-asian="zh" style:country-asian="CN" style:font-weight-asian="normal" style:font-name-complex="Courier New" style:font-size-complex="10pt" style:font-weight-complex="normal"/>
    </style:style>
    <style:style style:name="P71" style:family="paragraph" style:parent-style-name="Standard">
      <style:paragraph-properties fo:margin-left="0.529cm" fo:margin-right="0cm" fo:margin-top="0cm" fo:margin-bottom="0.499cm" fo:text-align="start" style:justify-single-word="false" fo:text-indent="0cm" style:auto-text-indent="false" style:text-autospace="none"/>
      <style:text-properties style:font-name="Courier New" fo:font-size="12pt" style:font-name-asian="Courier New" style:font-size-asian="12pt" style:font-name-complex="Courier New" style:font-size-complex="12pt"/>
    </style:style>
    <style:style style:name="P72" style:family="paragraph" style:parent-style-name="Heading_20_1">
      <style:text-properties fo:color="#0000ff" style:font-name="Times New Roman" style:font-name-asian="Times New Roman" style:language-asian="zh" style:country-asian="CN" style:font-name-complex="Arial"/>
    </style:style>
    <style:style style:name="P73" style:family="paragraph" style:parent-style-name="Contents_20_1"/>
    <style:style style:name="P74" style:family="paragraph" style:parent-style-name="Table_20_Contents">
      <style:paragraph-properties style:snap-to-layout-grid="false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75" style:family="paragraph" style:parent-style-name="Table_20_Contents">
      <style:paragraph-properties style:snap-to-layout-grid="false"/>
      <style:text-properties style:font-name="Times New Roman" fo:font-size="12pt" fo:font-weight="normal" style:font-name-asian="Times New Roman" style:font-size-asian="12pt" style:font-weight-asian="normal" style:font-size-complex="12pt" style:font-weight-complex="normal"/>
    </style:style>
    <style:style style:name="P76" style:family="paragraph" style:parent-style-name="Table_20_Contents">
      <style:paragraph-properties style:snap-to-layout-grid="false"/>
      <style:text-properties style:font-name="Times New Roman" fo:font-size="12pt" fo:font-weight="normal" style:font-name-asian="Times New Roman" style:font-size-asian="12pt" style:language-asian="zh" style:country-asian="CN" style:font-weight-asian="normal" style:font-size-complex="12pt" style:font-weight-complex="normal"/>
    </style:style>
    <style:style style:name="P77" style:family="paragraph" style:parent-style-name="Table_20_Contents">
      <style:paragraph-properties style:snap-to-layout-grid="false"/>
      <style:text-properties style:font-name="Times New Roman" fo:font-size="12pt" style:font-name-asian="Times New Roman" style:font-size-asian="12pt" style:language-asian="zh" style:country-asian="CN" style:font-size-complex="12pt"/>
    </style:style>
    <style:style style:name="P78" style:family="paragraph" style:parent-style-name="Table_20_Contents">
      <style:paragraph-properties style:snap-to-layout-grid="false"/>
      <style:text-properties style:font-name="Times New Roman" fo:font-size="12pt" style:font-name-asian="Times New Roman" style:font-size-asian="12pt" style:font-size-complex="12pt"/>
    </style:style>
    <style:style style:name="P79" style:family="paragraph" style:parent-style-name="Table_20_Contents">
      <style:paragraph-properties style:snap-to-layout-grid="false"/>
      <style:text-properties style:font-name="Times New Roman" style:font-name-asian="Times New Roman"/>
    </style:style>
    <style:style style:name="P80" style:family="paragraph" style:parent-style-name="Table_20_Contents">
      <style:paragraph-properties style:snap-to-layout-grid="false"/>
    </style:style>
    <style:style style:name="P81" style:family="paragraph" style:parent-style-name="Table_20_Contents">
      <style:paragraph-properties style:snap-to-layout-grid="false"/>
      <style:text-properties fo:color="#000000" style:font-name="Times New Roman" fo:font-size="12pt" fo:font-weight="normal" style:font-name-asian="Courier New1" style:font-size-asian="12pt" style:language-asian="zh" style:country-asian="CN" style:font-weight-asian="normal" style:font-name-complex="Courier New1" style:font-size-complex="12pt" style:font-weight-complex="normal"/>
    </style:style>
    <style:style style:name="P82" style:family="paragraph" style:parent-style-name="Table_20_Contents">
      <style:paragraph-properties style:snap-to-layout-grid="false"/>
      <style:text-properties fo:color="#000000" style:font-name="Times New Roman" fo:font-size="12pt" fo:font-weight="normal" style:font-name-asian="Courier New1" style:font-size-asian="12pt" style:font-weight-asian="normal" style:font-name-complex="Courier New1" style:font-size-complex="12pt" style:font-weight-complex="normal"/>
    </style:style>
    <style:style style:name="P83" style:family="paragraph" style:parent-style-name="Table_20_Contents">
      <style:paragraph-properties style:snap-to-layout-grid="false"/>
      <style:text-properties fo:color="#000000" style:font-name="Times New Roman" fo:font-size="12pt" fo:font-weight="normal" style:font-name-asian="Times New Roman" style:font-size-asian="12pt" style:language-asian="zh" style:country-asian="CN" style:font-weight-asian="normal" style:font-name-complex="Courier New1" style:font-size-complex="12pt" style:font-weight-complex="normal"/>
    </style:style>
    <style:style style:name="P84" style:family="paragraph" style:parent-style-name="Heading_20_2">
      <style:paragraph-properties fo:padding-left="0cm" fo:padding-right="0cm" fo:padding-top="0cm" fo:padding-bottom="0.035cm" fo:border-left="none" fo:border-right="none" fo:border-top="none" fo:border-bottom="0.035cm solid #0000ff"/>
    </style:style>
    <style:style style:name="P85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2pt"/>
    </style:style>
    <style:style style:name="T2" style:family="text">
      <style:text-properties style:language-asian="zh" style:country-asian="CN"/>
    </style:style>
    <style:style style:name="T3" style:family="text">
      <style:text-properties fo:color="#3366ff" style:font-name="Times New Roman" fo:font-size="18pt" fo:language="none" fo:country="none" style:font-name-asian="Times New Roman" style:font-size-asian="18pt" style:language-asian="zh" style:country-asian="CN" style:font-name-complex="Arial" style:font-size-complex="18pt"/>
    </style:style>
    <style:style style:name="T4" style:family="text">
      <style:text-properties fo:color="#3366ff" style:font-name="Times New Roman" fo:font-size="18pt" fo:language="none" fo:country="none" style:font-name-asian="Times New Roman" style:font-size-asian="18pt" style:language-asian="none" style:country-asian="none" style:font-name-complex="Arial" style:font-size-complex="18pt"/>
    </style:style>
    <style:style style:name="T5" style:family="text">
      <style:text-properties fo:color="#3366ff" style:font-name="Times New Roman" fo:font-size="18pt" fo:language="en" fo:country="none" style:font-name-asian="Times New Roman" style:font-size-asian="18pt" style:language-asian="zh" style:country-asian="CN" style:font-name-complex="Arial" style:font-size-complex="18pt"/>
    </style:style>
    <style:style style:name="T6" style:family="text">
      <style:text-properties fo:language="none" fo:country="none"/>
    </style:style>
    <style:style style:name="T7" style:family="text">
      <style:text-properties style:font-name="Times New Roman" style:font-name-asian="Times New Roman"/>
    </style:style>
    <style:style style:name="T8" style:family="text">
      <style:text-properties style:font-name="Times New Roman" style:font-name-asian="Times New Roman" style:language-asian="zh" style:country-asian="CN"/>
    </style:style>
    <style:style style:name="T9" style:family="text">
      <style:text-properties style:font-name="Times New Roman" fo:font-size="10pt" style:font-name-asian="Times New Roman" style:font-size-asian="10pt" style:font-name-complex="Arial" style:font-size-complex="10pt"/>
    </style:style>
    <style:style style:name="T10" style:family="text">
      <style:text-properties style:font-name="Times New Roman" fo:font-size="12pt" style:font-name-asian="Times New Roman" style:font-size-asian="12pt" style:font-size-complex="12pt"/>
    </style:style>
    <style:style style:name="T11" style:family="text">
      <style:text-properties style:font-name="Times New Roman" fo:font-size="12pt" style:font-name-asian="Times New Roman" style:font-size-asian="12pt" style:language-asian="zh" style:country-asian="CN" style:font-size-complex="12pt"/>
    </style:style>
    <style:style style:name="T12" style:family="text">
      <style:text-properties style:font-name="Times New Roman" fo:font-size="12pt" style:font-name-asian="Times New Roman" style:font-size-asian="12pt" style:language-asian="zh" style:country-asian="CN" style:font-name-complex="Arial" style:font-size-complex="12pt"/>
    </style:style>
    <style:style style:name="T13" style:family="text">
      <style:text-properties style:font-name="Times New Roman" fo:font-size="12pt" fo:font-weight="normal" style:font-name-asian="Times New Roman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12pt" fo:font-weight="normal" style:font-name-asian="Times New Roman" style:font-size-asian="12pt" style:language-asian="zh" style:country-asian="CN" style:font-weight-asian="normal" style:font-size-complex="12pt" style:font-weight-complex="normal"/>
    </style:style>
    <style:style style:name="T15" style:family="text">
      <style:text-properties fo:color="#0000ff"/>
    </style:style>
    <style:style style:name="T16" style:family="text">
      <style:text-properties fo:color="#0000ff" style:font-name="Times New Roman" style:font-name-asian="Times New Roman"/>
    </style:style>
    <style:style style:name="T17" style:family="text">
      <style:text-properties fo:color="#0000ff" style:font-name="Times New Roman" style:font-name-asian="Times New Roman" style:language-asian="zh" style:country-asian="CN" style:font-name-complex="Arial"/>
    </style:style>
    <style:style style:name="T18" style:family="text">
      <style:text-properties fo:color="#0000ff" style:font-name="Times New Roman" style:font-name-asian="Times New Roman" style:font-name-complex="Arial"/>
    </style:style>
    <style:style style:name="T19" style:family="text">
      <style:text-properties style:font-name="宋体" fo:font-size="12pt" style:font-name-asian="宋体" style:font-size-asian="12pt" style:language-asian="zh" style:country-asian="CN" style:font-size-complex="12pt"/>
    </style:style>
    <style:style style:name="T20" style:family="text">
      <style:text-properties style:font-name="宋体" fo:font-size="12pt" style:font-name-asian="宋体" style:font-size-asian="12pt" style:language-asian="zh" style:country-asian="CN" style:font-name-complex="Arial" style:font-size-complex="12pt"/>
    </style:style>
    <style:style style:name="T21" style:family="text">
      <style:text-properties fo:color="#000000"/>
    </style:style>
    <style:style style:name="T22" style:family="text">
      <style:text-properties fo:color="#000000" style:font-name="Times New Roman" fo:font-size="12pt" fo:font-weight="normal" style:font-name-asian="Times New Roman" style:font-size-asian="12pt" style:font-weight-asian="normal" style:font-name-complex="Courier New1" style:font-size-complex="12pt" style:font-weight-complex="normal"/>
    </style:style>
    <style:style style:name="T23" style:family="text">
      <style:text-properties fo:color="#000000" style:font-name="Times New Roman" fo:font-size="12pt" fo:font-weight="normal" style:font-name-asian="Times New Roman" style:font-size-asian="12pt" style:language-asian="zh" style:country-asian="CN" style:font-weight-asian="normal" style:font-name-complex="Courier New1" style:font-size-complex="12pt" style:font-weight-complex="normal"/>
    </style:style>
    <style:style style:name="T24" style:family="text">
      <style:text-properties fo:color="#000000" style:font-name="Times New Roman" fo:font-size="12pt" style:font-name-asian="Times New Roman" style:font-size-asian="12pt" style:font-name-complex="Courier New1" style:font-size-complex="12pt"/>
    </style:style>
    <style:style style:name="T25" style:family="text">
      <style:text-properties fo:color="#000000" style:font-name="Times New Roman" fo:font-size="12pt" fo:font-weight="bold" style:font-name-asian="Times New Roman" style:font-size-asian="12pt" style:language-asian="zh" style:country-asian="CN" style:font-weight-asian="bold" style:font-name-complex="Arial" style:font-size-complex="12pt" style:font-weight-complex="bold"/>
    </style:style>
    <style:style style:name="T26" style:family="text">
      <style:text-properties fo:color="#000000" style:font-name="Times New Roman" fo:font-size="16pt" fo:font-weight="normal" style:font-name-asian="Times New Roman" style:font-size-asian="16pt" style:language-asian="zh" style:country-asian="CN" style:font-weight-asian="normal" style:font-name-complex="Arial" style:font-size-complex="16pt" style:font-weight-complex="normal"/>
    </style:style>
    <style:style style:name="T27" style:family="text">
      <style:text-properties fo:color="#000000" style:font-name="Times New Roman" fo:font-size="16pt" fo:font-weight="bold" style:font-name-asian="Times New Roman" style:font-size-asian="16pt" style:language-asian="zh" style:country-asian="CN" style:font-weight-asian="bold" style:font-name-complex="Arial" style:font-size-complex="16pt" style:font-weight-complex="bold"/>
    </style:style>
    <style:style style:name="T28" style:family="text">
      <style:text-properties fo:color="#000000" style:font-name="Times New Roman" fo:font-weight="normal" style:font-name-asian="Times New Roman" style:language-asian="zh" style:country-asian="CN" style:font-weight-asian="normal" style:font-name-complex="Arial" style:font-weight-complex="normal"/>
    </style:style>
    <style:style style:name="T29" style:family="text">
      <style:text-properties fo:color="#000000" style:font-name="Times New Roman" style:font-name-asian="Times New Roman" style:language-asian="zh" style:country-asian="CN" style:font-name-complex="Arial"/>
    </style:style>
    <style:style style:name="T30" style:family="text">
      <style:text-properties fo:color="#000000" style:font-name="Times New Roman" fo:font-weight="bold" style:font-name-asian="Times New Roman" style:language-asian="zh" style:country-asian="CN" style:font-weight-asian="bold" style:font-name-complex="Arial" style:font-weight-complex="bold"/>
    </style:style>
    <style:style style:name="T31" style:family="text">
      <style:text-properties fo:color="#000000" fo:font-weight="normal" style:language-asian="zh" style:country-asian="CN" style:font-weight-asian="normal" style:font-weight-complex="normal"/>
    </style:style>
    <style:style style:name="T32" style:family="text">
      <style:text-properties fo:color="#000000" style:text-underline-style="solid" style:text-underline-width="auto" style:text-underline-color="font-color"/>
    </style:style>
    <style:style style:name="T33" style:family="text">
      <style:text-properties fo:color="#000000" style:text-underline-style="solid" style:text-underline-width="auto" style:text-underline-color="font-color" fo:background-color="#e6ff00"/>
    </style:style>
    <style:style style:name="T34" style:family="text">
      <style:text-properties fo:color="#000000" fo:font-weight="bold" style:language-asian="zh" style:country-asian="CN" style:font-weight-asian="bold" style:font-weight-complex="bold"/>
    </style:style>
    <style:style style:name="T35" style:family="text">
      <style:text-properties fo:color="#000000" fo:font-style="italic" style:font-style-asian="italic" style:font-style-complex="italic"/>
    </style:style>
    <style:style style:name="T36" style:family="text">
      <style:text-properties fo:color="#000000" fo:background-color="#e6ff00"/>
    </style:style>
    <style:style style:name="T37" style:family="text">
      <style:text-properties fo:color="#7f0055" style:font-name="Times New Roman" fo:font-size="12pt" fo:font-weight="bold" style:font-name-asian="Times New Roman" style:font-size-asian="12pt" style:font-weight-asian="bold" style:font-name-complex="Courier New1" style:font-size-complex="12pt" style:font-weight-complex="bold"/>
    </style:style>
    <style:style style:name="T38" style:family="text">
      <style:text-properties fo:color="#7f0055" fo:font-weight="bold" style:font-weight-asian="bold" style:font-weight-complex="bold"/>
    </style:style>
    <style:style style:name="T39" style:family="text">
      <style:text-properties fo:color="#7f0055" fo:font-weight="bold" style:language-asian="zh" style:country-asian="CN" style:font-weight-asian="bold" style:font-weight-complex="bold"/>
    </style:style>
    <style:style style:name="T40" style:family="text">
      <style:text-properties fo:color="#7f0055" fo:font-weight="bold" fo:background-color="#e6ff00" style:font-weight-asian="bold" style:font-weight-complex="bold"/>
    </style:style>
    <style:style style:name="T41" style:family="text">
      <style:text-properties fo:color="#7f0055" fo:font-weight="bold" fo:background-color="#e6ff00" style:language-asian="zh" style:country-asian="CN" style:font-weight-asian="bold" style:font-weight-complex="bold"/>
    </style:style>
    <style:style style:name="T42" style:family="text">
      <style:text-properties fo:font-size="16pt"/>
    </style:style>
    <style:style style:name="T43" style:family="text">
      <style:text-properties style:font-size-asian="16pt"/>
    </style:style>
    <style:style style:name="T44" style:family="text">
      <style:text-properties style:font-size-complex="16pt"/>
    </style:style>
    <style:style style:name="T45" style:family="text">
      <style:text-properties fo:color="#800000"/>
    </style:style>
    <style:style style:name="T46" style:family="text">
      <style:text-properties fo:color="#008000"/>
    </style:style>
    <style:style style:name="T47" style:family="text">
      <style:text-properties fo:color="#2a00ff"/>
    </style:style>
    <style:style style:name="T48" style:family="text">
      <style:text-properties fo:color="#2a00ff" fo:font-weight="normal" style:language-asian="zh" style:country-asian="CN" style:font-weight-asian="normal" style:font-weight-complex="normal"/>
    </style:style>
    <style:style style:name="T49" style:family="text">
      <style:text-properties fo:color="#2a00ff" style:text-underline-style="solid" style:text-underline-width="auto" style:text-underline-color="font-color"/>
    </style:style>
    <style:style style:name="T50" style:family="text">
      <style:text-properties fo:color="#2a00ff" fo:background-color="#e6ff00"/>
    </style:style>
    <style:style style:name="T51" style:family="text">
      <style:text-properties fo:color="#2a00ff" style:language-asian="zh" style:country-asian="CN"/>
    </style:style>
    <style:style style:name="T52" style:family="text">
      <style:text-properties style:font-name="Courier New"/>
    </style:style>
    <style:style style:name="T53" style:family="text">
      <style:text-properties style:font-name-asian="Courier New"/>
    </style:style>
    <style:style style:name="T54" style:family="text">
      <style:text-properties style:font-size-asian="12pt"/>
    </style:style>
    <style:style style:name="T55" style:family="text">
      <style:text-properties style:font-name-complex="Courier New"/>
    </style:style>
    <style:style style:name="T56" style:family="text">
      <style:text-properties style:font-size-complex="12pt"/>
    </style:style>
    <style:style style:name="T57" style:family="text">
      <style:text-properties fo:color="#646464"/>
    </style:style>
    <style:style style:name="T58" style:family="text">
      <style:text-properties fo:color="#646464" fo:background-color="#e6ff00"/>
    </style:style>
    <style:style style:name="T59" style:family="text">
      <style:text-properties fo:color="#0000c0"/>
    </style:style>
    <style:style style:name="T60" style:family="text">
      <style:text-properties fo:color="#0000c0" fo:font-style="italic" style:font-style-asian="italic" style:font-style-complex="italic"/>
    </style:style>
    <style:style style:name="T61" style:family="text">
      <style:text-properties fo:color="#0000c0" fo:font-style="italic" fo:background-color="#e6ff00" style:font-style-asian="italic" style:font-style-complex="italic"/>
    </style:style>
    <style:style style:name="T62" style:family="text">
      <style:text-properties fo:color="#0000c0" fo:background-color="#e6ff00"/>
    </style:style>
    <style:style style:name="T63" style:family="text">
      <style:text-properties fo:color="#3f7f5f"/>
    </style:style>
    <style:style style:name="T64" style:family="text">
      <style:text-properties fo:color="#7f9fbf" fo:font-weight="bold" style:font-weight-asian="bold" style:font-weight-complex="bold"/>
    </style:style>
    <style:style style:name="T65" style:family="text">
      <style:text-properties fo:font-weight="bold" style:language-asian="zh" style:country-asian="CN" style:font-weight-asian="bold" style:font-weight-complex="bold"/>
    </style:style>
    <style:style style:name="T66" style:family="text">
      <style:text-properties style:text-underline-style="solid" style:text-underline-width="auto" style:text-underline-color="font-color"/>
    </style:style>
    <style:style style:name="T67" style:family="text">
      <style:text-properties fo:color="#3f5fbf"/>
    </style:style>
    <style:style style:name="T68" style:family="text">
      <style:text-properties fo:color="#3f5fbf" fo:font-weight="bold" style:language-asian="zh" style:country-asian="CN" style:font-weight-asian="bold" style:font-weight-complex="bold"/>
    </style:style>
    <style:style style:name="T69" style:family="text">
      <style:text-properties fo:color="#7f7f9f"/>
    </style:style>
    <style:style style:name="T70" style:family="text">
      <style:text-properties fo:background-color="#e6ff00"/>
    </style:style>
    <style:style style:name="T71" style:family="text">
      <style:text-properties fo:background-color="#e6ff00" style:language-asian="zh" style:country-asian="CN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text_form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24">Title of the Document</text:p>
      <text:p text:style-name="P25"/>
      <text:p text:style-name="Standard"><text:span text:style-name="T3">Hibernate Search </text:span><text:span text:style-name="T5">Introduction and Application</text:span><draw:line text:anchor-type="char" draw:z-index="0" draw:style-name="gr1" draw:text-style-name="P85" svg:x1="5.08cm" svg:y1="8.89cm" svg:x2="5.08cm" svg:y2="8.89cm"><text:p/></draw:line></text:p>
      <text:p text:style-name="Standard"><text:span text:style-name="T4"/></text:p>
      <text:p text:style-name="P26">Author: <text:s/>Hector.He</text:p>
      <text:p text:style-name="P26">Last Updated:07/12/12</text:p>
      <text:p text:style-name="P31"/>
      <text:p text:style-name="P32"/>
      <text:p text:style-name="P45">Document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7">Date</text:p>
          </table:table-cell>
          <table:table-cell table:style-name="Table1.A1" office:value-type="string">
            <text:p text:style-name="P37">Author</text:p>
          </table:table-cell>
          <table:table-cell table:style-name="Table1.A1" office:value-type="string">
            <text:p text:style-name="P37">Summary of Change</text:p>
          </table:table-cell>
          <table:table-cell table:style-name="Table1.D1" office:value-type="string">
            <text:p text:style-name="P37">Note</text:p>
          </table:table-cell>
        </table:table-row>
        <table:table-row table:style-name="Table1.1">
          <table:table-cell table:style-name="Table1.A2" office:value-type="string">
            <text:p text:style-name="P40"><text:span text:style-name="T7">07</text:span><text:span text:style-name="T8">月9日12年</text:span></text:p>
          </table:table-cell>
          <table:table-cell table:style-name="Table1.A2" office:value-type="string">
            <text:p text:style-name="P34">Hector.He</text:p>
          </table:table-cell>
          <table:table-cell table:style-name="Table1.A2" office:value-type="string">
            <text:p text:style-name="P35">Initial version</text:p>
          </table:table-cell>
          <table:table-cell table:style-name="Table1.D2" office:value-type="string">
            <text:p text:style-name="P36"/>
          </table:table-cell>
        </table:table-row>
        <table:table-row table:style-name="Table1.1">
          <table:table-cell table:style-name="Table1.A2" office:value-type="string">
            <text:p text:style-name="P38"><text:span text:style-name="T9"/>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27"/>
          </table:table-cell>
          <table:table-cell table:style-name="Table1.D2" office:value-type="string">
            <text:p text:style-name="P30"/>
          </table:table-cell>
        </table:table-row>
        <table:table-row table:style-name="Table1.1"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D2" office:value-type="string">
            <text:p text:style-name="P30"/>
          </table:table-cell>
        </table:table-row>
        <table:table-row table:style-name="Table1.1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30"/>
          </table:table-cell>
        </table:table-row>
      </table:table>
      <text:p text:style-name="P46">&lt;Table of Contents&gt;</text:p>
      <text:section text:style-name="Sect1" text:name="Section1">
        <text:p text:style-name="P73"/>
      </text:section>
      <text:section text:style-name="Sect1" text:name="Section2">
        <text:p text:style-name="P39"/>
      </text:section>
      <text:section text:style-name="Sect1" text:name="Section3">
        <text:p text:style-name="P39"/>
      </text:section>
      <text:section text:style-name="Sect1" text:name="Section4">
        <text:p text:style-name="P39"/>
      </text:section>
      <text:section text:style-name="Sect1" text:name="Section5">
        <text:p text:style-name="P39"/>
      </text:section>
      <text:section text:style-name="Sect2" text:name="Section6">
        <text:p text:style-name="P41"><text:span text:style-name="T16"/></text:p>
      </text:section>
      <text:p text:style-name="P84"/>
      <text:p text:style-name="P84"><text:span text:style-name="T2">Hibernnate search introduction</text:span></text:p>
      <text:list xml:id="list36710975" text:style-name="L1">
        <text:list-header>
          <text:p text:style-name="P51"><text:span text:style-name="T2"/></text:p>
        </text:list-header>
        <text:list-item>
          <text:p text:style-name="P51"><text:span text:style-name="T2"><text:s/>What is hibernate search?</text:span></text:p>
          <text:p text:style-name="P43"><text:span text:style-name="T2">Hibernate Search brings the power of full text search engines to the persistence domain model by combining Hibernate Core with the capabilities of the Apache Lucene™ search engine.</text:span></text:p>
        </text:list-item>
      </text:list>
      <text:p text:style-name="P42"><text:span text:style-name="T2"/></text:p>
      <text:list xml:id="list36213894" text:continue-numbering="true" text:style-name="L1">
        <text:list-item>
          <text:list>
            <text:list-header>
              <text:p text:style-name="P4"><text:span text:style-name="T2">2. <text:s/></text:span>The main features of the Hibernate Search </text:p>
            </text:list-header>
          </text:list>
        </text:list-item>
      </text:list>
      <text:p text:style-name="P7"><text:span text:style-name="T2">1. </text:span><text:span text:style-name="T70">Lucene integration</text:span><text:span text:style-name="T2">---</text:span>as strong and high search engine, <text:span text:style-name="T2">lucene has been very famous.</text:span></text:p>
      <text:p text:style-name="P7"><text:span text:style-name="T2">2.</text:span> <text:span text:style-name="T70">data to be automatic insert and update</text:span>-<text:span text:style-name="T2">--</text:span>when an object through the Hibernate add or update, the index will accordingly transparent update; </text:p>
      <text:p text:style-name="P7"><text:span text:style-name="T2">3. </text:span><text:s/><text:span text:style-name="T70">support many complex search way</text:span>--<text:span text:style-name="T2">-</text:span>can quickly use mask to search, and the full text search keywords (multi-word text searches) and the approximate or synonyms search (approximation/synonym searches), or arranged according to the correlation between search results; </text:p>
      <text:p text:style-name="P7"><text:span text:style-name="T2">4.</text:span> <text:span text:style-name="T70">Search cluster (Search Clustering)-</text:span><text:span text:style-name="T2">--</text:span>Hibernate Search provides built-in Search cluster solutions, including a based on asynchronous JMS Search and index system; </text:p>
      <text:p text:style-name="P7"><text:span text:style-name="T2">5.</text:span><text:span text:style-name="T71"> Direct call l</text:span><text:span text:style-name="T70">ucene apis</text:span>-<text:span text:style-name="T2">--</text:span>if the user going to deal with some special complex problem, can <text:span text:style-name="T2">use</text:span> <text:span text:style-name="T2">l</text:span>ucene provide apis; </text:p>
      <text:list xml:id="list36187333" text:continue-numbering="true" text:style-name="L1">
        <text:list-header>
          <text:p text:style-name="P8"><text:span text:style-name="T2"><text:s text:c="4"/>6. </text:span><text:span text:style-name="T70">The automatic management of a Lucene</text:span><text:span text:style-name="T2">--</text:span>-Hibernate Search can manage and optimize Lucene index, and very efficient use Lucene API interfaces. </text:p>
        </text:list-header>
      </text:list>
      <text:p text:style-name="P6"/>
      <text:list xml:id="list34421348" text:style-name="L2">
        <text:list-item>
          <text:list>
            <text:list-item>
              <text:p text:style-name="P11">Hibernate search environment configuration</text:p>
            </text:list-item>
          </text:list>
        </text:list-item>
      </text:list>
      <text:list xml:id="list34457607" text:style-name="L3">
        <text:list-item>
          <text:p text:style-name="P9">Add corresponding jar package.</text:p>
        </text:list-item>
        <text:list-item>
          <text:p text:style-name="P9">Configure hibernate.cfg.xml or ApplicationContent.xml</text:p>
          <text:p text:style-name="P9"><text:s text:c="5"/></text:p>
        </text:list-item>
      </text:list>
      <text:p text:style-name="P70"><text:span text:style-name="T15">&lt;property name=</text:span><text:span text:style-name="T45">"hibernateProperties"</text:span><text:span text:style-name="T15">&gt;</text:span></text:p>
      <text:p text:style-name="P53"><text:span text:style-name="T21"><text:s text:c="12"/></text:span><text:span text:style-name="T15">&lt;props&gt;</text:span></text:p>
      <text:p text:style-name="P53"><text:span text:style-name="T21"><text:s text:c="16"/></text:span><text:span text:style-name="T15">&lt;prop key=</text:span><text:span text:style-name="T45">"hibernate.dialect"</text:span><text:span text:style-name="T15">&gt;</text:span><text:span text:style-name="T21">${hibernate.dialect}</text:span><text:span text:style-name="T15">&lt;/prop&gt;</text:span></text:p>
      <text:p text:style-name="P53"><text:span text:style-name="T21"><text:s text:c="16"/></text:span><text:span text:style-name="T15">&lt;prop key=</text:span><text:span text:style-name="T45">"hibernate.show_sql"</text:span><text:span text:style-name="T15">&gt;</text:span><text:span text:style-name="T21">${hibernate.show_sql}</text:span><text:span text:style-name="T15">&lt;/prop&gt;</text:span></text:p>
      <text:p text:style-name="P53"><text:span text:style-name="T21"><text:s text:c="16"/></text:span><text:span text:style-name="T15">&lt;prop key=</text:span><text:span text:style-name="T45">"hibernate.format_sql"</text:span><text:span text:style-name="T15">&gt;</text:span><text:span text:style-name="T21">$ <text:s text:c="28"/>{hibernate.format_sql}</text:span><text:span text:style-name="T15">&lt;/prop&gt;</text:span></text:p>
      <text:p text:style-name="P53"><text:soft-page-break/><text:span text:style-name="T21"><text:s text:c="16"/></text:span><text:span text:style-name="T46">&lt;!-- Hibernate search Lucene index directory config --&gt;</text:span></text:p>
      <text:p text:style-name="P53"><text:span text:style-name="T21"><text:s text:c="16"/></text:span><text:span text:style-name="T15">&lt;prop key=</text:span><text:span text:style-name="T45">"hibernate.search.default.directory_provider"</text:span><text:span text:style-name="T15">&gt;</text:span><text:span text:style-name="T21">${hibernate.search.default.directory_provider}</text:span><text:span text:style-name="T15">&lt;/prop&gt;</text:span></text:p>
      <text:p text:style-name="P53"><text:span text:style-name="T21"><text:s text:c="16"/></text:span><text:span text:style-name="T15">&lt;prop key=</text:span><text:span text:style-name="T45">"hibernate.search.default.indexBase"</text:span><text:span text:style-name="T15">&gt;</text:span><text:span text:style-name="T21">${hibernate.search.default.indexBase}</text:span><text:span text:style-name="T15">&lt;/prop&gt;</text:span></text:p>
      <text:p text:style-name="P53"><text:span text:style-name="T21"><text:s text:c="16"/></text:span><text:span text:style-name="T15">&lt;prop key=</text:span><text:span text:style-name="T45">"hibernate.search.worker.batch_size"</text:span><text:span text:style-name="T15">&gt;</text:span><text:span text:style-name="T21">${hibernate.search.worker.batch_size}</text:span><text:span text:style-name="T15">&lt;/prop&gt;</text:span></text:p>
      <text:p text:style-name="P53"><text:span text:style-name="T21"><text:s text:c="16"/></text:span><text:span text:style-name="T15">&lt;prop key=</text:span><text:span text:style-name="T45">"hibernate.search.indexing_strategy"</text:span><text:span text:style-name="T15">&gt;</text:span><text:span text:style-name="T21">${hibernate.search.indexing_strategy}</text:span><text:span text:style-name="T15">&lt;/prop&gt;</text:span></text:p>
      <text:p text:style-name="P53"><text:span text:style-name="T21"><text:s text:c="16"/></text:span><text:span text:style-name="T46">&lt;!-- &lt;prop key="hibernate.search.indexing_strategy"&gt;manual&lt;/prop&gt; --&gt;</text:span></text:p>
      <text:p text:style-name="P53"/>
      <text:p text:style-name="P53"/>
      <text:p text:style-name="P53"><text:span text:style-name="T21"><text:s text:c="12"/></text:span><text:span text:style-name="T46">&lt;!-- &lt;prop key="current_session_context_class"&gt;${current_session_context_class}&lt;/prop&gt; --&gt;</text:span></text:p>
      <text:p text:style-name="P53"><text:span text:style-name="T21"><text:s text:c="12"/></text:span><text:span text:style-name="T15">&lt;/props&gt;</text:span></text:p>
      <text:p text:style-name="P53"><text:span text:style-name="T21"><text:s text:c="8"/></text:span><text:span text:style-name="T15">&lt;/property&gt;</text:span></text:p>
      <text:p text:style-name="P53"><text:span text:style-name="T15"/></text:p>
      <text:p text:style-name="P53"><text:span text:style-name="T26">properties file :</text:span></text:p>
      <text:p text:style-name="P53"><text:span text:style-name="T31">hibernate.search.default.directory_provider = </text:span><text:span text:style-name="T48">org.hibernate.search.store.FSDirectoryProvider</text:span></text:p>
      <text:p text:style-name="P53"/>
      <text:p text:style-name="P61"># the default base directory for the indexes</text:p>
      <text:p text:style-name="P53"><text:span text:style-name="T21">hibernate.search.default.indexBase=</text:span><text:span text:style-name="T47">C</text:span><text:span text:style-name="T21">:</text:span><text:span text:style-name="T47">/otData/</text:span><text:span text:style-name="T49">indexs</text:span></text:p>
      <text:p text:style-name="P53"><text:span text:style-name="T21">hibernate.search.worker.batch_size=</text:span><text:span text:style-name="T47">1000</text:span></text:p>
      <text:p text:style-name="P61"># auto create index when CRUD</text:p>
      <text:p text:style-name="P53"><text:span text:style-name="T21">hibernate.search.indexing_strategy=</text:span><text:span text:style-name="T47">event</text:span></text:p>
      <text:p text:style-name="P61"># manual create index when CRUD</text:p>
      <text:p text:style-name="P61">#hibernate.searchindexing_strategy=manual</text:p>
      <text:p text:style-name="P53"><text:span text:style-name="T21">batch_size=</text:span><text:span text:style-name="T47">200</text:span></text:p>
      <text:p text:style-name="P53"><text:span text:style-name="T26"/></text:p>
      <text:p text:style-name="P53"><text:span text:style-name="T26">4. <text:s/>Basic Steps And Modules </text:span></text:p>
      <text:p text:style-name="P53"><text:span text:style-name="T26"/></text:p>
      <text:p text:style-name="P57"><text:span text:style-name="T28">Just now we build hibernate search environment, now use it to see the basic process. </text:span></text:p>
      <text:p text:style-name="P53"><text:span text:style-name="T26"/></text:p>
      <text:p text:style-name="P69"><text:span text:style-name="T28">1 annotate POJO by using hibernate annotaion.</text:span></text:p>
      <text:p text:style-name="P69"><text:span text:style-name="T28">2 index data.</text:span></text:p>
      <text:p text:style-name="P69"><text:span text:style-name="T28">3 query data from index.</text:span></text:p>
      <text:p text:style-name="P69"><text:span text:style-name="T28"/></text:p>
      <text:list xml:id="list35159812" text:style-name="L4">
        <text:list-header>
          <text:p text:style-name="P58"><text:span text:style-name="T28">5. <text:s/>Annotate POJO</text:span></text:p>
        </text:list-header>
      </text:list>
      <text:p text:style-name="P59"><text:span text:style-name="T28"/></text:p>
      <text:p text:style-name="P67"><text:span text:style-name="T29">1. @DocumentId</text:span></text:p>
      <text:p text:style-name="P71"><text:span text:style-name="T28">Used to ensure the index of the entity cells. Must be stored and must not be participle. Using JPA way, if specified @ Id, no need to mark this comment. </text:span></text:p>
      <text:list xml:id="list35188282" text:style-name="L5">
        <text:list-header>
          <text:p text:style-name="P68"><text:span text:style-name="T29">2. @Field</text:span></text:p>
        </text:list-header>
      </text:list>
      <text:p text:style-name="P12">-&gt; <text:span text:style-name="T70">name</text:span>: specif<text:span text:style-name="T2">y</text:span> the current attribute <text:span text:style-name="T2">name stored in </text:span>Lucene Document, the default for attribute name<text:span text:style-name="T2">.</text:span></text:p>
      <text:p text:style-name="P12"><text:soft-page-break/>-&gt; <text:span text:style-name="T70">store</text:span> : <text:span text:style-name="T2">specify </text:span>the attribute whether is stored <text:span text:style-name="T2">in</text:span> Lucene index, optional value for: </text:p>
      <text:p text:style-name="P14">1) <text:span text:style-name="T70">Store. YES </text:span><text:s text:c="3"/>takes up a lot of index space, support "projection (projection)" </text:p>
      <text:p text:style-name="P14">2) <text:span text:style-name="T70">Store. COMPRESS</text:span> <text:s text:c="3"/>compression way, use a lot of the CPU </text:p>
      <text:p text:style-name="P15">3) <text:span text:style-name="T70">Store. NO</text:span> <text:s text:c="2"/>(default) </text:p>
      <text:p text:style-name="P13">-&gt; <text:span text:style-name="T70">index</text:span> : <text:span text:style-name="T2">specify element</text:span> index and information storage type way, optional value for: </text:p>
      <text:p text:style-name="P16">1) <text:span text:style-name="T70">Index. NO </text:span><text:s text:c="3"/>not Index, only by setting store can access to its content </text:p>
      <text:p text:style-name="P16">2)<text:span text:style-name="T70"> Index. TOKENIZED </text:span><text:s text:c="2"/>(default) use analyzer </text:p>
      <text:p text:style-name="P16">3) <text:span text:style-name="T70">Index. UN_TOKENIZED</text:span> <text:s text:c="2"/>don't use analyzer </text:p>
      <text:p text:style-name="P16">4) <text:span text:style-name="T70">Index. NO_NORMS </text:span><text:s text:c="2"/>does not store data normalization </text:p>
      <text:p text:style-name="P13">Whether to need participle based on word, is to inquires the data itself or it contains the content (text); </text:p>
      <text:p text:style-name="P13">Used for sorting of domain don't need participle. </text:p>
      <text:p text:style-name="P2"><text:span text:style-name="T2">3. <text:s/></text:span>@ Fields </text:p>
      <text:p text:style-name="P10">The same domain using different index strategy. Need for each Field specified name attribute.</text:p>
      <text:p text:style-name="P10">When using @ Fields, @ Field will support two useful properties: </text:p>
      <text:p text:style-name="P17">-&gt; analyzer for each field definition @ analyzer and not for a property definitions.</text:p>
      <text:p text:style-name="P18"><text:span text:style-name="T28">-&gt; bridge each field definition @ FieldBridge not attribute definitions.</text:span></text:p>
      <text:p text:style-name="P5"><text:span text:style-name="T29">4. @ IndexedEmbedded </text:span></text:p>
      <text:p text:style-name="P19">Object has a combination relations when used. </text:p>
      <text:p text:style-name="P19">-&gt; <text:span text:style-name="T70">depth</text:span> <text:s text:c="2"/>association, depth of existence dependence on circulation when used. </text:p>
      <text:p text:style-name="P19">-&gt; <text:span text:style-name="T70">prefix</text:span> <text:s text:c="3"/>index of fields prefix. The default is "attribute name.", such as address, city of <text:s/>"address." </text:p>
      <text:p text:style-name="P19">-&gt; <text:span text:style-name="T70">targetElement</text:span> <text:s text:c="2"/>be labeled fields are not the actual object types (such as statement type for interface) use, used to specify the actual object types.</text:p>
      <text:p text:style-name="P3">5. @ ContainedIn </text:p>
      <text:p text:style-name="P20">Double linked to the object, and the other party with @ IndexedEmbedded, and ensuring the Lucene document the linkage of the update. </text:p>
      <text:p text:style-name="P21">The class is marked with JPA way for @ Embeddable not need use @ ContainedIn </text:p>
      <text:p text:style-name="P5"><text:soft-page-break/><text:span text:style-name="T29">6. @ Boost </text:span></text:p>
      <text:p text:style-name="P22">Static indexes to accelerate. </text:p>
      <text:p text:style-name="P22">1) may be used in the boost <text:span text:style-name="T2">attribution of @Field.</text:span></text:p>
      <text:p text:style-name="P22">2) different ways of points out that accelerated coefficient accumulates, can not be reused. if </text:p>
      <text:p text:style-name="P22">@ Field (boost = @ boost (1.5 f)) </text:p>
      <text:p text:style-name="P22">@ Boost (2 f) </text:p>
      <text:p text:style-name="P22">Public String getSummary () {return summary; } </text:p>
      <text:p text:style-name="P22">The summary coefficient for 3, than common domain important three times </text:p>
      <text:list xml:id="list35596061" text:style-name="L6">
        <text:list-item>
          <text:p text:style-name="P23"><text:span text:style-name="T28">speed coefficient is not accurate, and can be used to indicate the relative important entity or domain.</text:span></text:p>
        </text:list-item>
      </text:list>
      <text:p text:style-name="P5"><text:span text:style-name="T29">POJO Example</text:span></text:p>
      <text:p text:style-name="P63"><text:span text:style-name="T2">@Entity</text:span></text:p>
      <text:p text:style-name="P53"><text:span text:style-name="T57">@Table</text:span><text:span text:style-name="T21">(name=</text:span><text:span text:style-name="T47">"article"</text:span><text:span text:style-name="T21">)</text:span></text:p>
      <text:p text:style-name="P56"><text:span text:style-name="T57">@Indexed</text:span><text:span text:style-name="T21">(index=</text:span><text:span text:style-name="T47">"article_index"</text:span><text:span text:style-name="T21">)</text:span></text:p>
      <text:p text:style-name="P56"><text:span text:style-name="T57">@Analyzer</text:span><text:span text:style-name="T21">(impl = IKAnalyzer.</text:span><text:span text:style-name="T38">class</text:span><text:span text:style-name="T21">)</text:span></text:p>
      <text:p text:style-name="P53"><text:span text:style-name="T38">public</text:span><text:span text:style-name="T21"> </text:span><text:span text:style-name="T38">class</text:span><text:span text:style-name="T21"> </text:span><text:span text:style-name="T32">Article</text:span><text:span text:style-name="T21"> </text:span><text:span text:style-name="T38">implements</text:span><text:span text:style-name="T21"> BaseObject{</text:span></text:p>
      <text:p text:style-name="P53"/>
      <text:p text:style-name="P64"><text:s text:c="4"/></text:p>
      <text:p text:style-name="P53"><text:span text:style-name="T21"><text:s text:c="4"/></text:span><text:span text:style-name="T38">private</text:span><text:span text:style-name="T21"> Integer </text:span><text:span text:style-name="T59">id</text:span><text:span text:style-name="T21">;</text:span></text:p>
      <text:p text:style-name="P64"><text:s text:c="4"/></text:p>
      <text:p text:style-name="P53"><text:span text:style-name="T21"><text:s text:c="4"/></text:span><text:span text:style-name="T38">private</text:span><text:span text:style-name="T21"> String </text:span><text:span text:style-name="T59">title</text:span><text:span text:style-name="T21">;</text:span></text:p>
      <text:p text:style-name="P64"><text:s text:c="4"/></text:p>
      <text:p text:style-name="P53"><text:span text:style-name="T21"><text:s text:c="4"/></text:span><text:span text:style-name="T38">private</text:span><text:span text:style-name="T21"> String </text:span><text:span text:style-name="T59">content</text:span><text:span text:style-name="T21">;</text:span></text:p>
      <text:p text:style-name="P64"><text:s text:c="4"/></text:p>
      <text:p text:style-name="P53"><text:span text:style-name="T21"><text:s text:c="4"/></text:span><text:span text:style-name="T38">private</text:span><text:span text:style-name="T21"> Author </text:span><text:span text:style-name="T59">author</text:span><text:span text:style-name="T21">;</text:span></text:p>
      <text:p text:style-name="P53"/>
      <text:p text:style-name="P64"><text:s text:c="4"/></text:p>
      <text:p text:style-name="P64"><text:s text:c="4"/></text:p>
      <text:p text:style-name="P53"><text:span text:style-name="T21"><text:s text:c="4"/></text:span><text:span text:style-name="T38">public</text:span><text:span text:style-name="T21"> Article() {</text:span></text:p>
      <text:p text:style-name="P53"><text:span text:style-name="T21"><text:s text:c="8"/></text:span><text:span text:style-name="T38">super</text:span><text:span text:style-name="T21">();</text:span></text:p>
      <text:p text:style-name="P53"><text:span text:style-name="T21"><text:s text:c="8"/></text:span><text:span text:style-name="T63">// </text:span><text:span text:style-name="T64">TODO</text:span><text:span text:style-name="T63"> Auto-generated constructor stub</text:span></text:p>
      <text:p text:style-name="P64"><text:s text:c="4"/>}</text:p>
      <text:p text:style-name="P53"/>
      <text:p text:style-name="P53"><text:span text:style-name="T21"><text:s text:c="4"/></text:span><text:span text:style-name="T38">public</text:span><text:span text:style-name="T21"> Article(</text:span><text:span text:style-name="T38">int</text:span><text:span text:style-name="T21"> id, String title, String content) {</text:span></text:p>
      <text:p text:style-name="P53"><text:span text:style-name="T21"><text:s text:c="8"/></text:span><text:span text:style-name="T38">super</text:span><text:span text:style-name="T21">();</text:span></text:p>
      <text:p text:style-name="P53"><text:span text:style-name="T21"><text:s text:c="8"/></text:span><text:span text:style-name="T38">this</text:span><text:span text:style-name="T21">.</text:span><text:span text:style-name="T59">id</text:span><text:span text:style-name="T21"> = id;</text:span></text:p>
      <text:p text:style-name="P53"><text:span text:style-name="T21"><text:s text:c="8"/></text:span><text:span text:style-name="T38">this</text:span><text:span text:style-name="T21">.</text:span><text:span text:style-name="T59">title</text:span><text:span text:style-name="T21"> = title;</text:span></text:p>
      <text:p text:style-name="P53"><text:span text:style-name="T21"><text:s text:c="8"/></text:span><text:span text:style-name="T38">this</text:span><text:span text:style-name="T21">.</text:span><text:span text:style-name="T59">content</text:span><text:span text:style-name="T21"> = content;</text:span></text:p>
      <text:p text:style-name="P64"><text:s text:c="4"/>}</text:p>
      <text:p text:style-name="P53"/>
      <text:p text:style-name="P53"><text:span text:style-name="T21"><text:s text:c="4"/></text:span><text:span text:style-name="T57">@GenericGenerator</text:span><text:span text:style-name="T21">(name = </text:span><text:span text:style-name="T47">"generator"</text:span><text:span text:style-name="T21">, strategy = </text:span><text:span text:style-name="T47">"increment"</text:span><text:span text:style-name="T21">)</text:span></text:p>
      <text:p text:style-name="P53"><text:span text:style-name="T21"><text:s text:c="4"/></text:span><text:span text:style-name="T57">@Id</text:span></text:p>
      <text:p text:style-name="P53"><text:span text:style-name="T21"><text:s text:c="4"/></text:span><text:span text:style-name="T57">@GeneratedValue</text:span><text:span text:style-name="T21">(generator = </text:span><text:span text:style-name="T47">"generator"</text:span><text:span text:style-name="T21">)</text:span></text:p>
      <text:p text:style-name="P53"><text:span text:style-name="T21"><text:s text:c="4"/></text:span><text:span text:style-name="T57">@Column</text:span><text:span text:style-name="T21">(name = </text:span><text:span text:style-name="T47">"id"</text:span><text:span text:style-name="T21">, nullable = </text:span><text:span text:style-name="T38">false</text:span><text:span text:style-name="T21">, unique = </text:span><text:span text:style-name="T38">true</text:span><text:span text:style-name="T21">)</text:span></text:p>
      <text:p text:style-name="P53"><text:span text:style-name="T21"><text:s text:c="4"/></text:span><text:span text:style-name="T58">@DocumentId</text:span><text:span text:style-name="T36">(name=</text:span><text:span text:style-name="T50">"id"</text:span><text:span text:style-name="T36">)</text:span></text:p>
      <text:p text:style-name="P53"><text:span text:style-name="T21"><text:s text:c="4"/></text:span><text:span text:style-name="T38">public</text:span><text:span text:style-name="T21"> Integer getId() {</text:span></text:p>
      <text:p text:style-name="P53"><text:span text:style-name="T21"><text:s text:c="8"/></text:span><text:span text:style-name="T38">return</text:span><text:span text:style-name="T21"> </text:span><text:span text:style-name="T59">id</text:span><text:span text:style-name="T21">;</text:span></text:p>
      <text:p text:style-name="P64"><text:s text:c="4"/>}</text:p>
      <text:p text:style-name="P53"/>
      <text:p text:style-name="P53"><text:soft-page-break/><text:span text:style-name="T21"><text:s text:c="4"/></text:span><text:span text:style-name="T38">public</text:span><text:span text:style-name="T21"> </text:span><text:span text:style-name="T38">void</text:span><text:span text:style-name="T21"> setId(Integer id) {</text:span></text:p>
      <text:p text:style-name="P53"><text:span text:style-name="T21"><text:s text:c="8"/></text:span><text:span text:style-name="T38">this</text:span><text:span text:style-name="T21">.</text:span><text:span text:style-name="T59">id</text:span><text:span text:style-name="T21"> = id;</text:span></text:p>
      <text:p text:style-name="P64"><text:s text:c="4"/>}</text:p>
      <text:p text:style-name="P53"/>
      <text:p text:style-name="P53"><text:span text:style-name="T21"><text:s text:c="4"/></text:span><text:span text:style-name="T57">@Column</text:span><text:span text:style-name="T21">(name = </text:span><text:span text:style-name="T47">"title"</text:span><text:span text:style-name="T21">, length = 20)</text:span></text:p>
      <text:p text:style-name="P53"><text:span text:style-name="T21"><text:s text:c="4"/></text:span><text:span text:style-name="T58">@Field</text:span><text:span text:style-name="T36">(name=</text:span><text:span text:style-name="T50">"title"</text:span><text:span text:style-name="T36">, index=Index.</text:span><text:span text:style-name="T61">TOKENIZED</text:span><text:span text:style-name="T36">, store=Store.</text:span><text:span text:style-name="T61">YES</text:span><text:span text:style-name="T36">)</text:span></text:p>
      <text:p text:style-name="P53"><text:span text:style-name="T21"><text:s text:c="4"/></text:span><text:span text:style-name="T38">public</text:span><text:span text:style-name="T21"> String getTitle() {</text:span></text:p>
      <text:p text:style-name="P53"><text:span text:style-name="T21"><text:s text:c="8"/></text:span><text:span text:style-name="T38">return</text:span><text:span text:style-name="T21"> </text:span><text:span text:style-name="T59">title</text:span><text:span text:style-name="T21">;</text:span></text:p>
      <text:p text:style-name="P64"><text:s text:c="4"/>}</text:p>
      <text:p text:style-name="P53"/>
      <text:p text:style-name="P53"><text:span text:style-name="T21"><text:s text:c="4"/></text:span><text:span text:style-name="T38">public</text:span><text:span text:style-name="T21"> </text:span><text:span text:style-name="T38">void</text:span><text:span text:style-name="T21"> setTitle(String title) {</text:span></text:p>
      <text:p text:style-name="P53"><text:span text:style-name="T21"><text:s text:c="8"/></text:span><text:span text:style-name="T38">this</text:span><text:span text:style-name="T21">.</text:span><text:span text:style-name="T59">title</text:span><text:span text:style-name="T21"> = title;</text:span></text:p>
      <text:p text:style-name="P64"><text:s text:c="4"/>}</text:p>
      <text:p text:style-name="P53"/>
      <text:p text:style-name="P53"><text:span text:style-name="T21"><text:s text:c="4"/></text:span><text:span text:style-name="T57">@Column</text:span><text:span text:style-name="T21">(name = </text:span><text:span text:style-name="T47">"content"</text:span><text:span text:style-name="T21">, length = 300)</text:span></text:p>
      <text:p text:style-name="P53"><text:span text:style-name="T21"><text:s text:c="4"/></text:span><text:span text:style-name="T58">@Field</text:span><text:span text:style-name="T36">(name=</text:span><text:span text:style-name="T50">"content"</text:span><text:span text:style-name="T36">, index=Index.</text:span><text:span text:style-name="T61">TOKENIZED</text:span><text:span text:style-name="T36">, store=Store.</text:span><text:span text:style-name="T61">YES</text:span><text:span text:style-name="T36">)</text:span></text:p>
      <text:p text:style-name="P53"><text:span text:style-name="T21"><text:s text:c="4"/></text:span><text:span text:style-name="T38">public</text:span><text:span text:style-name="T21"> String getContent() {</text:span></text:p>
      <text:p text:style-name="P53"><text:span text:style-name="T21"><text:s text:c="8"/></text:span><text:span text:style-name="T38">return</text:span><text:span text:style-name="T21"> </text:span><text:span text:style-name="T59">content</text:span><text:span text:style-name="T21">;</text:span></text:p>
      <text:p text:style-name="P64"><text:s text:c="4"/>}</text:p>
      <text:p text:style-name="P53"/>
      <text:p text:style-name="P53"><text:span text:style-name="T21"><text:s text:c="4"/></text:span><text:span text:style-name="T38">public</text:span><text:span text:style-name="T21"> </text:span><text:span text:style-name="T38">void</text:span><text:span text:style-name="T21"> setContent(String content) {</text:span></text:p>
      <text:p text:style-name="P53"><text:span text:style-name="T21"><text:s text:c="8"/></text:span><text:span text:style-name="T38">this</text:span><text:span text:style-name="T21">.</text:span><text:span text:style-name="T59">content</text:span><text:span text:style-name="T21"> = content;</text:span></text:p>
      <text:p text:style-name="P64"><text:s text:c="4"/>}</text:p>
      <text:p text:style-name="P53"/>
      <text:p text:style-name="P53"><text:span text:style-name="T21"><text:s text:c="4"/></text:span><text:span text:style-name="T57">@ManyToOne</text:span><text:span text:style-name="T21">(fetch = FetchType.</text:span><text:span text:style-name="T60">EAGER</text:span><text:span text:style-name="T21">)</text:span></text:p>
      <text:p text:style-name="P53"><text:span text:style-name="T21"><text:s text:c="4"/></text:span><text:span text:style-name="T57">@JoinColumn</text:span><text:span text:style-name="T21">(name = </text:span><text:span text:style-name="T47">"author_id"</text:span><text:span text:style-name="T21">, referencedColumnName = </text:span><text:span text:style-name="T47">"id"</text:span><text:span text:style-name="T21">, nullable = </text:span><text:span text:style-name="T38">false</text:span><text:span text:style-name="T21">)</text:span></text:p>
      <text:p text:style-name="P53"><text:span text:style-name="T21"><text:s text:c="4"/></text:span><text:span text:style-name="T58">@IndexedEmbedded</text:span><text:span text:style-name="T36">(depth=1, prefix=</text:span><text:span text:style-name="T50">"author_"</text:span><text:span text:style-name="T36">)</text:span></text:p>
      <text:p text:style-name="P56"><text:span text:style-name="T21"><text:s text:c="4"/></text:span><text:span text:style-name="T57">@ContainedIn</text:span></text:p>
      <text:p text:style-name="P53"><text:span text:style-name="T21"><text:s text:c="4"/></text:span><text:span text:style-name="T38">public</text:span><text:span text:style-name="T21"> Author getAuthor() {</text:span></text:p>
      <text:p text:style-name="P53"><text:span text:style-name="T21"><text:s text:c="8"/></text:span><text:span text:style-name="T38">return</text:span><text:span text:style-name="T21"> </text:span><text:span text:style-name="T59">author</text:span><text:span text:style-name="T21">;</text:span></text:p>
      <text:p text:style-name="P64"><text:s text:c="4"/>}</text:p>
      <text:p text:style-name="P53"/>
      <text:p text:style-name="P53"><text:span text:style-name="T21"><text:s text:c="4"/></text:span><text:span text:style-name="T38">public</text:span><text:span text:style-name="T21"> </text:span><text:span text:style-name="T38">void</text:span><text:span text:style-name="T21"> setAuthor(Author author) {</text:span></text:p>
      <text:p text:style-name="P53"><text:span text:style-name="T21"><text:s text:c="8"/></text:span><text:span text:style-name="T38">this</text:span><text:span text:style-name="T21">.</text:span><text:span text:style-name="T59">author</text:span><text:span text:style-name="T21"> = author;</text:span></text:p>
      <text:p text:style-name="P64"><text:s text:c="4"/>}</text:p>
      <text:p text:style-name="P53"><text:span text:style-name="T21">}</text:span></text:p>
      <text:p text:style-name="P53"><text:span text:style-name="T25"/></text:p>
      <text:p text:style-name="P53"><text:span text:style-name="T25"/></text:p>
      <text:p text:style-name="P53"><text:span text:style-name="T25"/></text:p>
      <text:p text:style-name="P62"><text:span text:style-name="T65">@Entity</text:span></text:p>
      <text:p text:style-name="P53"><text:span text:style-name="T57">@Table</text:span><text:span text:style-name="T21">(name=</text:span><text:span text:style-name="T47">"author"</text:span><text:span text:style-name="T21">)</text:span></text:p>
      <text:p text:style-name="P53"><text:span text:style-name="T57">@Indexed</text:span><text:span text:style-name="T21">(index=</text:span><text:span text:style-name="T47">"author_index"</text:span><text:span text:style-name="T21">)</text:span></text:p>
      <text:p text:style-name="P53"><text:span text:style-name="T57">@Analyzer</text:span><text:span text:style-name="T21">(impl = IKAnalyzer.</text:span><text:span text:style-name="T38">class</text:span><text:span text:style-name="T21">)</text:span></text:p>
      <text:p text:style-name="P53"><text:span text:style-name="T38">public</text:span><text:span text:style-name="T21"> </text:span><text:span text:style-name="T38">class</text:span><text:span text:style-name="T21"> </text:span><text:span text:style-name="T32">Author</text:span><text:span text:style-name="T21"> </text:span><text:span text:style-name="T38">implements</text:span><text:span text:style-name="T21"> BaseObject{</text:span></text:p>
      <text:p text:style-name="P53"/>
      <text:p text:style-name="P53"><text:span text:style-name="T21"><text:s text:c="4"/></text:span><text:span text:style-name="T38">private</text:span><text:span text:style-name="T21"> Integer </text:span><text:span text:style-name="T59">id</text:span><text:span text:style-name="T21">;</text:span></text:p>
      <text:p text:style-name="P64"><text:s text:c="4"/></text:p>
      <text:p text:style-name="P53"><text:span text:style-name="T21"><text:s text:c="4"/></text:span><text:span text:style-name="T38">private</text:span><text:span text:style-name="T21"> String </text:span><text:span text:style-name="T59">name</text:span><text:span text:style-name="T21">;</text:span></text:p>
      <text:p text:style-name="P64"><text:s text:c="4"/></text:p>
      <text:p text:style-name="P53"><text:span text:style-name="T21"><text:s text:c="4"/></text:span><text:span text:style-name="T38">private</text:span><text:span text:style-name="T21"> List&lt;Article&gt; </text:span><text:span text:style-name="T59">articles</text:span><text:span text:style-name="T21"> = </text:span><text:span text:style-name="T38">new</text:span><text:span text:style-name="T21"> ArrayList&lt;Article&gt;();</text:span></text:p>
      <text:p text:style-name="P53"/>
      <text:p text:style-name="P53"><text:span text:style-name="T21"><text:s text:c="4"/></text:span><text:span text:style-name="T57">@GenericGenerator</text:span><text:span text:style-name="T21">(name = </text:span><text:span text:style-name="T47">"generator"</text:span><text:span text:style-name="T21">, strategy = </text:span><text:span text:style-name="T47">"increment"</text:span><text:span text:style-name="T21">)</text:span></text:p>
      <text:p text:style-name="P53"><text:span text:style-name="T21"><text:s text:c="4"/></text:span><text:span text:style-name="T57">@Id</text:span></text:p>
      <text:p text:style-name="P53"><text:span text:style-name="T21"><text:s text:c="4"/></text:span><text:span text:style-name="T57">@GeneratedValue</text:span><text:span text:style-name="T21">(generator = </text:span><text:span text:style-name="T47">"generator"</text:span><text:span text:style-name="T21">)</text:span></text:p>
      <text:p text:style-name="P53"><text:span text:style-name="T21"><text:s text:c="4"/></text:span><text:span text:style-name="T57">@Column</text:span><text:span text:style-name="T21">(name = </text:span><text:span text:style-name="T47">"id"</text:span><text:span text:style-name="T21">, nullable = </text:span><text:span text:style-name="T38">false</text:span><text:span text:style-name="T21">, unique = </text:span><text:span text:style-name="T38">true</text:span><text:span text:style-name="T21">)</text:span></text:p>
      <text:p text:style-name="P53"><text:span text:style-name="T21"><text:s text:c="4"/></text:span><text:span text:style-name="T57">@DocumentId</text:span><text:span text:style-name="T21">(name=</text:span><text:span text:style-name="T47">"id"</text:span><text:span text:style-name="T21">)</text:span></text:p>
      <text:p text:style-name="P53"><text:span text:style-name="T21"><text:s text:c="4"/></text:span><text:span text:style-name="T38">public</text:span><text:span text:style-name="T21"> Integer getId() {</text:span></text:p>
      <text:p text:style-name="P53"><text:span text:style-name="T21"><text:s text:c="8"/></text:span><text:span text:style-name="T38">return</text:span><text:span text:style-name="T21"> </text:span><text:span text:style-name="T59">id</text:span><text:span text:style-name="T21">;</text:span></text:p>
      <text:p text:style-name="P64"><text:s text:c="4"/>}</text:p>
      <text:p text:style-name="P53"/>
      <text:p text:style-name="P53"><text:span text:style-name="T21"><text:s text:c="4"/></text:span><text:span text:style-name="T38">public</text:span><text:span text:style-name="T21"> </text:span><text:span text:style-name="T38">void</text:span><text:span text:style-name="T21"> setId(Integer id) {</text:span></text:p>
      <text:p text:style-name="P53"><text:span text:style-name="T21"><text:s text:c="8"/></text:span><text:span text:style-name="T38">this</text:span><text:span text:style-name="T21">.</text:span><text:span text:style-name="T59">id</text:span><text:span text:style-name="T21"> = id;</text:span></text:p>
      <text:p text:style-name="P64"><text:soft-page-break/><text:s text:c="4"/>}</text:p>
      <text:p text:style-name="P53"/>
      <text:p text:style-name="P53"><text:span text:style-name="T21"><text:s text:c="4"/></text:span><text:span text:style-name="T57">@Column</text:span><text:span text:style-name="T21">(name = </text:span><text:span text:style-name="T47">"name"</text:span><text:span text:style-name="T21">, length = 20)</text:span></text:p>
      <text:p text:style-name="P53"><text:span text:style-name="T21"><text:s text:c="4"/></text:span><text:span text:style-name="T57">@Field</text:span><text:span text:style-name="T21">(name=</text:span><text:span text:style-name="T47">"name"</text:span><text:span text:style-name="T21">, index=Index.</text:span><text:span text:style-name="T60">UN_TOKENIZED</text:span><text:span text:style-name="T21">, store=Store.</text:span><text:span text:style-name="T60">YES</text:span><text:span text:style-name="T21">)</text:span></text:p>
      <text:p text:style-name="P53"><text:span text:style-name="T21"><text:s text:c="4"/></text:span><text:span text:style-name="T38">public</text:span><text:span text:style-name="T21"> String getName() {</text:span></text:p>
      <text:p text:style-name="P53"><text:span text:style-name="T21"><text:s text:c="8"/></text:span><text:span text:style-name="T38">return</text:span><text:span text:style-name="T21"> </text:span><text:span text:style-name="T59">name</text:span><text:span text:style-name="T21">;</text:span></text:p>
      <text:p text:style-name="P64"><text:s text:c="4"/>}</text:p>
      <text:p text:style-name="P53"/>
      <text:p text:style-name="P53"><text:span text:style-name="T21"><text:s text:c="4"/></text:span><text:span text:style-name="T38">public</text:span><text:span text:style-name="T21"> </text:span><text:span text:style-name="T38">void</text:span><text:span text:style-name="T21"> setName(String name) {</text:span></text:p>
      <text:p text:style-name="P53"><text:span text:style-name="T21"><text:s text:c="8"/></text:span><text:span text:style-name="T38">this</text:span><text:span text:style-name="T21">.</text:span><text:span text:style-name="T59">name</text:span><text:span text:style-name="T21"> = name;</text:span></text:p>
      <text:p text:style-name="P64"><text:s text:c="4"/>}</text:p>
      <text:p text:style-name="P53"/>
      <text:p text:style-name="P53"><text:span text:style-name="T21"><text:s text:c="4"/></text:span><text:span text:style-name="T57">@ContainedIn</text:span></text:p>
      <text:p text:style-name="P53"><text:span text:style-name="T21"><text:s text:c="4"/></text:span><text:span text:style-name="T57">@IndexedEmbedded</text:span><text:span text:style-name="T21">(depth=1)</text:span></text:p>
      <text:p text:style-name="P53"><text:span text:style-name="T21"><text:s text:c="4"/></text:span><text:span text:style-name="T57">@OneToMany</text:span><text:span text:style-name="T21">(cascade = CascadeType.</text:span><text:span text:style-name="T60">ALL</text:span><text:span text:style-name="T21">, mappedBy = </text:span><text:span text:style-name="T47">"author"</text:span><text:span text:style-name="T21">, fetch = FetchType.</text:span><text:span text:style-name="T60">LAZY</text:span><text:span text:style-name="T21">)</text:span></text:p>
      <text:p text:style-name="P53"><text:span text:style-name="T21"><text:s text:c="4"/></text:span><text:span text:style-name="T38">public</text:span><text:span text:style-name="T21"> List&lt;Article&gt; getArticles() {</text:span></text:p>
      <text:p text:style-name="P53"><text:span text:style-name="T21"><text:s text:c="8"/></text:span><text:span text:style-name="T38">return</text:span><text:span text:style-name="T21"> </text:span><text:span text:style-name="T59">articles</text:span><text:span text:style-name="T21">;</text:span></text:p>
      <text:p text:style-name="P64"><text:s text:c="4"/>}</text:p>
      <text:p text:style-name="P53"/>
      <text:p text:style-name="P53"><text:span text:style-name="T21"><text:s text:c="4"/></text:span><text:span text:style-name="T38">public</text:span><text:span text:style-name="T21"> </text:span><text:span text:style-name="T38">void</text:span><text:span text:style-name="T21"> setArticles(List&lt;Article&gt; articles) {</text:span></text:p>
      <text:p text:style-name="P53"><text:span text:style-name="T21"><text:s text:c="8"/></text:span><text:span text:style-name="T38">this</text:span><text:span text:style-name="T21">.</text:span><text:span text:style-name="T59">articles</text:span><text:span text:style-name="T21"> = </text:span><text:span text:style-name="T32">articles</text:span><text:span text:style-name="T21">;</text:span></text:p>
      <text:p text:style-name="P64"><text:s text:c="4"/>}</text:p>
      <text:p text:style-name="P64"><text:s text:c="4"/></text:p>
      <text:p text:style-name="P64"><text:s text:c="4"/></text:p>
      <text:p text:style-name="P64">}</text:p>
      <text:p text:style-name="P53"><text:span text:style-name="T25"/></text:p>
      <text:list xml:id="list35615388" text:style-name="L7">
        <text:list-header>
          <text:p text:style-name="P60"><text:span text:style-name="T30">6. <text:s/>Index data</text:span></text:p>
        </text:list-header>
      </text:list>
      <text:p text:style-name="P59"><text:span text:style-name="T30"/></text:p>
      <text:p text:style-name="P52"><text:span text:style-name="T34"><text:s text:c="4"/></text:span><text:span text:style-name="T68">/**</text:span></text:p>
      <text:p text:style-name="P53"><text:span text:style-name="T67"><text:s text:c="5"/>* create object</text:span><text:span text:style-name="T69">&lt;T&gt;</text:span><text:span text:style-name="T67"> index</text:span></text:p>
      <text:p text:style-name="P53"><text:span text:style-name="T67"><text:s text:c="5"/>* </text:span><text:span text:style-name="T64">@param</text:span><text:span text:style-name="T67"> t</text:span></text:p>
      <text:p text:style-name="P53"><text:span text:style-name="T67"><text:s text:c="5"/>* </text:span><text:span text:style-name="T64">@throws</text:span><text:span text:style-name="T67"> DaoException</text:span></text:p>
      <text:p text:style-name="P66"><text:s text:c="5"/>*/</text:p>
      <text:p text:style-name="P53"><text:span text:style-name="T21"><text:s text:c="4"/></text:span><text:span text:style-name="T38">public</text:span><text:span text:style-name="T21"> </text:span><text:span text:style-name="T38">void</text:span><text:span text:style-name="T21"> createObjectIndex(T t) </text:span><text:span text:style-name="T38">throws</text:span><text:span text:style-name="T21"> DaoException {</text:span></text:p>
      <text:p text:style-name="P56"><text:span text:style-name="T21"><text:s text:c="8"/>FullTextSession ftSession = <text:s text:c="3"/>Search.</text:span><text:span text:style-name="T35">getFullTextSession</text:span><text:span text:style-name="T21">(</text:span><text:span text:style-name="T38">this</text:span><text:span text:style-name="T21">.getSession());</text:span></text:p>
      <text:p text:style-name="P65"><text:s text:c="8"/>ftSession.index(t);</text:p>
      <text:p text:style-name="P53"><text:span text:style-name="T21"><text:s text:c="4"/>}</text:span></text:p>
      <text:list xml:id="list36205445" text:continue-numbering="true" text:style-name="L7">
        <text:list-header>
          <text:p text:style-name="P60"><text:span text:style-name="T30"/></text:p>
          <text:p text:style-name="P54"><text:span text:style-name="T39">public</text:span><text:span text:style-name="T34"> </text:span><text:span text:style-name="T39">void</text:span><text:span text:style-name="T34"> createAllArticleIndexs() </text:span><text:span text:style-name="T39">throws</text:span><text:span text:style-name="T34"> DaoException{</text:span></text:p>
        </text:list-header>
      </text:list>
      <text:p text:style-name="P53"/>
      <text:p text:style-name="P53"><text:span text:style-name="T21"><text:s text:c="12"/></text:span><text:span text:style-name="T38">int</text:span><text:span text:style-name="T21"> maxResult = Integer.</text:span><text:span text:style-name="T35">parseInt</text:span><text:span text:style-name="T21">(PropertyUtil</text:span></text:p>
      <text:p text:style-name="P53"><text:span text:style-name="T21"><text:s text:c="24"/>.</text:span><text:span text:style-name="T35">readValue</text:span><text:span text:style-name="T21">(</text:span><text:span text:style-name="T47">"hibernate_search.properties"</text:span><text:span text:style-name="T21">, </text:span><text:span text:style-name="T47">"batch_size"</text:span><text:span text:style-name="T21">));</text:span></text:p>
      <text:p text:style-name="P53"><text:span text:style-name="T21"><text:s text:c="12"/>Query query = getSession().createQuery(</text:span><text:span text:style-name="T47">"from Article"</text:span><text:span text:style-name="T21">)</text:span></text:p>
      <text:p text:style-name="P64"><text:s text:c="40"/>.setMaxResults(maxResult);</text:p>
      <text:p text:style-name="P53"><text:span text:style-name="T21"><text:s text:c="12"/>SimpleDateFormat df = </text:span><text:span text:style-name="T38">new</text:span><text:span text:style-name="T21"> SimpleDateFormat(</text:span><text:span text:style-name="T47">"yyyy-MM-dd HH:mm:ss"</text:span><text:span text:style-name="T21">);</text:span></text:p>
      <text:p text:style-name="P53"><text:span text:style-name="T21"><text:s text:c="12"/></text:span><text:span text:style-name="T38">int</text:span><text:span text:style-name="T21"> j = 0;</text:span></text:p>
      <text:p text:style-name="P53"><text:span text:style-name="T21"><text:s text:c="12"/></text:span><text:span text:style-name="T38">int</text:span><text:span text:style-name="T21"> sum = 0;</text:span></text:p>
      <text:p text:style-name="P53"><text:span text:style-name="T21"><text:s text:c="12"/>System.</text:span><text:span text:style-name="T60">out</text:span><text:span text:style-name="T21">.println(</text:span><text:span text:style-name="T47">"start Indexing at "</text:span><text:span text:style-name="T21">+df.format(Calendar.</text:span><text:span text:style-name="T35">getInstance</text:span><text:span text:style-name="T21">().getTimeInMillis()));</text:span></text:p>
      <text:p text:style-name="P53"><text:span text:style-name="T21"><text:s text:c="12"/></text:span><text:span text:style-name="T38">while</text:span><text:span text:style-name="T21"> (</text:span><text:span text:style-name="T38">true</text:span><text:span text:style-name="T21">) {</text:span></text:p>
      <text:p text:style-name="P64"><text:s text:c="16"/>List&lt;Article&gt; list = <text:span text:style-name="T66">query.setFirstResult(j).list()</text:span>;</text:p>
      <text:p text:style-name="P53"><text:span text:style-name="T21"><text:s text:c="16"/></text:span><text:span text:style-name="T38">for</text:span><text:span text:style-name="T21"> (Article article : list) {</text:span></text:p>
      <text:p text:style-name="P53"><text:span text:style-name="T21"><text:s text:c="20"/></text:span><text:span text:style-name="T40">this</text:span><text:span text:style-name="T36">.createObjectIndex(article);</text:span></text:p>
      <text:p text:style-name="P64"><text:s text:c="16"/>}</text:p>
      <text:p text:style-name="P64"><text:s text:c="16"/>j += maxResult;</text:p>
      <text:p text:style-name="P64"><text:s text:c="16"/>sum += list.size();</text:p>
      <text:p text:style-name="P53"><text:span text:style-name="T21"><text:s text:c="16"/>System.</text:span><text:span text:style-name="T60">out</text:span><text:span text:style-name="T21">.println(</text:span><text:span text:style-name="T47">"finish "</text:span><text:span text:style-name="T21"> + sum + </text:span><text:span text:style-name="T47">" records"</text:span><text:span text:style-name="T21">);</text:span></text:p>
      <text:p text:style-name="P53"><text:span text:style-name="T21"><text:s text:c="16"/></text:span><text:span text:style-name="T38">if</text:span><text:span text:style-name="T21"> (list.size() &lt; maxResult)</text:span></text:p>
      <text:p text:style-name="P53"><text:soft-page-break/><text:span text:style-name="T21"><text:s text:c="20"/></text:span><text:span text:style-name="T38">break</text:span><text:span text:style-name="T21">;</text:span></text:p>
      <text:p text:style-name="P64"><text:s text:c="12"/>}</text:p>
      <text:p text:style-name="P53"><text:span text:style-name="T21"><text:s text:c="12"/>System.</text:span><text:span text:style-name="T60">out</text:span><text:span text:style-name="T21">.println(</text:span><text:span text:style-name="T47">"end at "</text:span><text:span text:style-name="T21">+df.format(Calendar.</text:span><text:span text:style-name="T35">getInstance</text:span><text:span text:style-name="T21">().getTimeInMillis()));</text:span></text:p>
      <text:p text:style-name="P53"/>
      <text:p text:style-name="P53"/>
      <text:p text:style-name="P53"><text:span text:style-name="T21"><text:s text:c="8"/>}</text:span></text:p>
      <text:p text:style-name="P53"><text:span text:style-name="T27"/></text:p>
      <text:list xml:id="list35725911" text:style-name="L8">
        <text:list-header>
          <text:p text:style-name="P55"><text:span text:style-name="T27">7. <text:s/>Query Data From Index</text:span></text:p>
          <text:p text:style-name="P55"><text:span text:style-name="T27"/></text:p>
        </text:list-header>
      </text:list>
      <text:p text:style-name="P52"><text:span text:style-name="T34"><text:s text:c="4"/></text:span><text:span text:style-name="T39">public</text:span><text:span text:style-name="T34"> List&lt;T&gt; queryObjectByIndex(Query query, String sortField,</text:span></text:p>
      <text:p text:style-name="P53"><text:span text:style-name="T21"><text:s text:c="12"/>Boolean reverse, QueryWrapperFilter filter, </text:span><text:span text:style-name="T38">int</text:span><text:span text:style-name="T21"> firstResult,</text:span></text:p>
      <text:p text:style-name="P53"><text:span text:style-name="T21"><text:s text:c="12"/></text:span><text:span text:style-name="T38">int</text:span><text:span text:style-name="T21"> maxResult) </text:span><text:span text:style-name="T38">throws</text:span><text:span text:style-name="T21"> DaoException {</text:span></text:p>
      <text:p text:style-name="P53"><text:span text:style-name="T21"><text:s text:c="8"/>FullTextSession ftSession = Search.</text:span><text:span text:style-name="T35">getFullTextSession</text:span><text:span text:style-name="T21">(</text:span><text:span text:style-name="T38">this</text:span><text:span text:style-name="T21">.getSession());</text:span></text:p>
      <text:p text:style-name="P64"><text:s text:c="8"/><text:span text:style-name="T70">FullTextQuery fullTextQuery = ftSession.createFullTextQuery(query, getEntityClass());</text:span></text:p>
      <text:p text:style-name="P53"><text:span text:style-name="T21"><text:s text:c="8"/></text:span><text:span text:style-name="T38">if</text:span><text:span text:style-name="T21">(</text:span><text:span text:style-name="T38">null</text:span><text:span text:style-name="T21"> != filter) {</text:span></text:p>
      <text:p text:style-name="P64"><text:s text:c="12"/>fullTextQuery.setFilter(filter);</text:p>
      <text:p text:style-name="P64"><text:s text:c="8"/>}</text:p>
      <text:p text:style-name="P53"><text:span text:style-name="T21"><text:s text:c="5"/></text:span><text:span text:style-name="T63">// Sort</text:span></text:p>
      <text:p text:style-name="P53"><text:span text:style-name="T21"><text:s text:c="8"/>Sort sort = </text:span><text:span text:style-name="T38">null</text:span><text:span text:style-name="T21">;</text:span></text:p>
      <text:p text:style-name="P53"><text:span text:style-name="T21"><text:s text:c="8"/></text:span><text:span text:style-name="T38">if</text:span><text:span text:style-name="T21">(</text:span><text:span text:style-name="T38">null</text:span><text:span text:style-name="T21"> != sortField ) {</text:span></text:p>
      <text:p text:style-name="P53"><text:span text:style-name="T21"><text:s text:c="12"/>sort = </text:span><text:span text:style-name="T38">new</text:span><text:span text:style-name="T21"> Sort(</text:span><text:span text:style-name="T38">new</text:span><text:span text:style-name="T21"> SortField(sortField, SortField.</text:span><text:span text:style-name="T60">STRING</text:span><text:span text:style-name="T21">,</text:span></text:p>
      <text:p text:style-name="P64"><text:s text:c="20"/>reverse));</text:p>
      <text:p text:style-name="P64"><text:s text:c="8"/>}</text:p>
      <text:p text:style-name="P64"><text:s text:c="8"/>fullTextQuery.setSort(sort);</text:p>
      <text:p text:style-name="P64"><text:s text:c="8"/>fullTextQuery.setFirstResult(firstResult);</text:p>
      <text:p text:style-name="P64"><text:s text:c="8"/>fullTextQuery.setMaxResults(maxResult);</text:p>
      <text:p text:style-name="P53"><text:span text:style-name="T21"><text:s text:c="8"/></text:span><text:span text:style-name="T38">return</text:span><text:span text:style-name="T21"> fullTextQuery.list();</text:span></text:p>
      <text:p text:style-name="P53"><text:span text:style-name="T21"><text:s text:c="4"/>}</text:span></text:p>
      <text:p text:style-name="P53"><text:span text:style-name="T27"/></text:p>
      <text:p text:style-name="P53"><text:span text:style-name="T27"/></text:p>
      <text:p text:style-name="P53"><text:span text:style-name="T39">public</text:span><text:span text:style-name="T34"> List&lt;Article&gt; getArticleByIndex() </text:span><text:span text:style-name="T39">throws</text:span><text:span text:style-name="T34"> ServiceException {</text:span></text:p>
      <text:p text:style-name="P53"><text:span text:style-name="T21"><text:s text:c="8"/>Analyzer analyzer = </text:span><text:span text:style-name="T38">new</text:span><text:span text:style-name="T21"> IKAnalyzer();</text:span></text:p>
      <text:p text:style-name="P53"><text:span text:style-name="T21"><text:s text:c="8"/>String keyword = </text:span><text:span text:style-name="T47">"*"</text:span><text:span text:style-name="T21">;</text:span></text:p>
      <text:p text:style-name="P53"><text:span text:style-name="T21"><text:s text:c="8"/>String[] fields = { </text:span><text:span text:style-name="T47">"title", "</text:span><text:span text:style-name="T51">content</text:span><text:span text:style-name="T47">"</text:span><text:span text:style-name="T21">};</text:span></text:p>
      <text:p text:style-name="P53"><text:span text:style-name="T21"><text:s text:c="6"/></text:span><text:span text:style-name="T63">//1. parse queryString to Query type.</text:span></text:p>
      <text:p text:style-name="P53"><text:span text:style-name="T21"><text:s text:c="8"/>Map&lt;String, Float&gt; </text:span><text:span text:style-name="T32">boosts</text:span><text:span text:style-name="T21"> = </text:span><text:span text:style-name="T38">new</text:span><text:span text:style-name="T21"> HashMap&lt;String, Float&gt;();</text:span></text:p>
      <text:p text:style-name="P56"><text:span text:style-name="T21"><text:s text:c="8"/>QueryParser queryParser = </text:span><text:span text:style-name="T38">new</text:span><text:span text:style-name="T21"> MultiFieldQueryParser(Version.</text:span><text:span text:style-name="T60">LUCENE_30</text:span><text:span text:style-name="T21">, fields, analyzer);</text:span></text:p>
      <text:p text:style-name="P64"><text:s text:c="8"/></text:p>
      <text:p text:style-name="P53"><text:span text:style-name="T21"><text:s text:c="8"/></text:span><text:span text:style-name="T63">//* or ? are allowed as the first character of a PrefixQuery and WildcardQuery.</text:span></text:p>
      <text:p text:style-name="P53"><text:span text:style-name="T21"><text:s text:c="8"/></text:span><text:span text:style-name="T63">//Note that this can produce very slow queries on big indexes.</text:span></text:p>
      <text:p text:style-name="P53"><text:span text:style-name="T21"><text:s text:c="8"/>queryParser.setAllowLeadingWildcard(</text:span><text:span text:style-name="T38">true</text:span><text:span text:style-name="T21">);</text:span></text:p>
      <text:p text:style-name="P53"><text:span text:style-name="T21"><text:s text:c="8"/></text:span><text:span text:style-name="T63">//QueryParser queryParser = new QueryParser(Version.LUCENE_30, "title", analyzer);</text:span></text:p>
      <text:p text:style-name="P53"/>
      <text:p text:style-name="P53"><text:span text:style-name="T21"><text:s text:c="8"/>Query query = </text:span><text:span text:style-name="T38">null</text:span><text:span text:style-name="T21">;;</text:span></text:p>
      <text:p text:style-name="P53"><text:span text:style-name="T21"><text:s text:c="8"/></text:span><text:span text:style-name="T38">try</text:span><text:span text:style-name="T21"> {</text:span></text:p>
      <text:p text:style-name="P64"><text:s text:c="12"/><text:span text:style-name="T70">query = queryParser.parse(keyword);</text:span></text:p>
      <text:p text:style-name="P53"><text:span text:style-name="T21"><text:s text:c="8"/>} </text:span><text:span text:style-name="T38">catch</text:span><text:span text:style-name="T21"> (ParseException e) {</text:span></text:p>
      <text:p text:style-name="P53"><text:span text:style-name="T21"><text:s text:c="12"/></text:span><text:span text:style-name="T63">// </text:span><text:span text:style-name="T64">TODO</text:span><text:span text:style-name="T63"> Auto-generated catch block</text:span></text:p>
      <text:p text:style-name="P64"><text:s text:c="12"/>e.printStackTrace();</text:p>
      <text:p text:style-name="P64"><text:s text:c="8"/>}</text:p>
      <text:p text:style-name="P53"><text:span text:style-name="T21"><text:s text:c="8"/></text:span><text:span text:style-name="T36">BooleanQuery booleanQuery = </text:span><text:span text:style-name="T40">new</text:span><text:span text:style-name="T36"> BooleanQuery();</text:span></text:p>
      <text:p text:style-name="P53"><text:span text:style-name="T21"><text:s text:c="8"/></text:span><text:span text:style-name="T36">QueryParser parser = </text:span><text:span text:style-name="T40">new</text:span><text:span text:style-name="T36"> QueryParser(Version.</text:span><text:span text:style-name="T61">LUCENE_30</text:span><text:span text:style-name="T36">,</text:span><text:span text:style-name="T50">"author_name"</text:span><text:span text:style-name="T36">,</text:span></text:p>
      <text:p text:style-name="P65"><text:s text:c="16"/>analyzer);</text:p>
      <text:p text:style-name="P53"><text:span text:style-name="T21"><text:s text:c="16"/>org.apache.lucene.search.Query luceneQuery = </text:span><text:span text:style-name="T38">null</text:span><text:span text:style-name="T21">;</text:span></text:p>
      <text:p text:style-name="P53"><text:soft-page-break/><text:span text:style-name="T21"><text:s text:c="16"/></text:span><text:span text:style-name="T38">try</text:span><text:span text:style-name="T21"> {</text:span></text:p>
      <text:p text:style-name="P53"><text:span text:style-name="T21"><text:s text:c="20"/>luceneQuery = parser.parse(</text:span><text:span text:style-name="T47">"author_name:小王"</text:span><text:span text:style-name="T21">);</text:span></text:p>
      <text:p text:style-name="P53"><text:span text:style-name="T21"><text:s text:c="20"/></text:span><text:span text:style-name="T36">booleanQuery.add(luceneQuery, Occur.</text:span><text:span text:style-name="T61">MUST</text:span><text:span text:style-name="T36">); <text:s text:c="3"/></text:span></text:p>
      <text:p text:style-name="P53"/>
      <text:p text:style-name="P53"><text:span text:style-name="T21"><text:s text:c="16"/>} </text:span><text:span text:style-name="T38">catch</text:span><text:span text:style-name="T21"> (ParseException e) {</text:span></text:p>
      <text:p text:style-name="P53"><text:span text:style-name="T21"><text:s text:c="20"/></text:span><text:span text:style-name="T63">// </text:span><text:span text:style-name="T64">TODO</text:span><text:span text:style-name="T63"> Auto-generated catch block</text:span></text:p>
      <text:p text:style-name="P64"><text:s text:c="20"/>e.printStackTrace();</text:p>
      <text:p text:style-name="P64"><text:s text:c="16"/>}</text:p>
      <text:p text:style-name="P53"><text:span text:style-name="T21"><text:s text:c="8"/></text:span><text:span text:style-name="T36">QueryWrapperFilter </text:span><text:span text:style-name="T33">filter</text:span><text:span text:style-name="T36"> = </text:span><text:span text:style-name="T40">new</text:span><text:span text:style-name="T36"> QueryWrapperFilter(booleanQuery);</text:span></text:p>
      <text:p text:style-name="P53"><text:span text:style-name="T21"><text:s text:c="8"/>List&lt;Article&gt; articles = </text:span><text:span text:style-name="T38">new</text:span><text:span text:style-name="T21"> ArrayList&lt;Article&gt;();</text:span></text:p>
      <text:p text:style-name="P53"><text:span text:style-name="T21"><text:s text:c="8"/></text:span><text:span text:style-name="T38">try</text:span><text:span text:style-name="T21"> {</text:span></text:p>
      <text:p text:style-name="P53"><text:span text:style-name="T21"><text:s text:c="12"/></text:span><text:span text:style-name="T36">articles = </text:span><text:span text:style-name="T62">articleDao</text:span><text:span text:style-name="T36">.queryObjectByIndex(query, </text:span><text:span text:style-name="T50">"title"</text:span><text:span text:style-name="T36">, </text:span><text:span text:style-name="T40">true</text:span><text:span text:style-name="T36">, </text:span><text:span text:style-name="T41">filter</text:span><text:span text:style-name="T36">, 0, 100);</text:span></text:p>
      <text:p text:style-name="P53"><text:span text:style-name="T21"><text:s text:c="8"/>} </text:span><text:span text:style-name="T38">catch</text:span><text:span text:style-name="T21"> (DaoException e) {</text:span></text:p>
      <text:p text:style-name="P53"><text:span text:style-name="T21"><text:s text:c="12"/></text:span><text:span text:style-name="T63">// </text:span><text:span text:style-name="T64">TODO</text:span><text:span text:style-name="T63"> Auto-generated catch block</text:span></text:p>
      <text:p text:style-name="P64"><text:s text:c="12"/>e.printStackTrace();</text:p>
      <text:p text:style-name="P64"><text:s text:c="8"/>}</text:p>
      <text:p text:style-name="P53"><text:span text:style-name="T21"><text:s text:c="8"/></text:span><text:span text:style-name="T38">return</text:span><text:span text:style-name="T21"> articles;</text:span></text:p>
      <text:p text:style-name="P53"><text:span text:style-name="T21"><text:s text:c="4"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.725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2-07-13T16:06:13.53</dc:date>
    <meta:editing-duration>PT23H40M53S</meta:editing-duration>
    <meta:editing-cycles>40</meta:editing-cycles>
    <meta:generator>OpenOffice.org/3.0$Win32 OpenOffice.org_project/300m9$Build-9358</meta:generator>
    <meta:document-statistic meta:table-count="1" meta:image-count="0" meta:object-count="0" meta:page-count="10" meta:paragraph-count="291" meta:word-count="1364" meta:character-count="12358"/>
    <meta:user-defined meta:name="Info 1"/>
    <meta:user-defined meta:name="Info 2"/>
    <meta:user-defined meta:name="Info 3"/>
    <meta:user-defined meta:name="Info 4"/>
  </office:meta>
</office:document-meta>
</file>